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0.5pt" style:font-name-asian="Courier" style:font-size-asian="10.5pt" style:font-name-complex="Courier" style:font-size-complex="10.5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0.5pt" style:text-underline-style="solid" style:text-underline-width="auto" style:text-underline-color="font-color" style:font-name-asian="Courier" style:font-size-asian="10.5pt" style:font-name-complex="Courier" style:font-size-complex="10.5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10.5pt" style:font-size-asian="10.5pt" style:font-size-complex="10.5pt"/>
    </style:style>
    <style:style style:name="P5" style:family="paragraph" style:parent-style-name="Standard" style:master-page-name="PM2">
      <style:paragraph-properties style:page-number="auto"/>
      <style:text-properties fo:font-size="10.5pt" style:font-size-asian="10.5pt" style:font-size-complex="10.5pt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3" style:family="text">
      <style:text-properties fo:color="#000000" style:font-name="Courier" style:text-underline-style="solid" style:text-underline-width="auto" style:text-underline-color="font-color"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*****************************************************************</text:p>
      <text:p text:style-name="P2">*****************************************************************</text:p>
      <text:p text:style-name="P2">*** <text:s/>Start Section 01</text:p>
      <text:p text:style-name="P2">*** <text:s text:c="3"/>Title: Create the master repository</text:p>
      <text:p text:style-name="P2">*** <text:s text:c="3"/>Date: <text:s/>2018-01-13 18:09:04.513041915</text:p>
      <text:p text:style-name="P2">*****************************************************************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1.01: Create the master repo directory git-test-repo</text:p>
      <text:p text:style-name="P2">*** <text:s text:c="3"/>Cmd: <text:s text:c="2"/>mkdir -p "git-test-repo" <text:s text:c="2"/></text:p>
      <text:p text:style-name="P2">*** <text:s text:c="3"/>Date: <text:s/>2018-01-13 18:09:04.517181263</text:p>
      <text:p text:style-name="P2">*****************************************************************</text:p>
      <text:p text:style-name="P2"/>
      <text:p text:style-name="P2"/>
      <text:p text:style-name="P2"/>
      <text:p text:style-name="P2">total 8.0K</text:p>
      <text:p text:style-name="P2">drwxrwxr-x <text:s text:c="2"/>2 mdrotthoff mdrotthoff 4.0K Jan 13 18:09 .</text:p>
      <text:p text:style-name="P2">drwxrwxr-x. 18 mdrotthoff mdrotthoff 4.0K Jan 13 18:09 ..</text:p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1.01: Create the master repo directory git-test-repo</text:p>
      <text:p text:style-name="P2">*** <text:s text:c="3"/>Status: 0</text:p>
      <text:p text:style-name="P2">*** <text:s text:c="3"/>Date: <text:s text:c="2"/>2018-01-13 18:09:04.528535397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1.02: Change directory to git-test-repo</text:p>
      <text:p text:style-name="P2">*** <text:s text:c="3"/>Cmd: <text:s text:c="2"/>cd "git-test-repo" <text:s text:c="2"/></text:p>
      <text:p text:style-name="P2">*** <text:s text:c="3"/>Date: <text:s/>2018-01-13 18:09:04.532012407</text:p>
      <text:p text:style-name="P2">*****************************************************************</text:p>
      <text:p text:style-name="P2"/>
      <text:p text:style-name="P2"/>
      <text:p text:style-name="P2"/>
      <text:p text:style-name="P2">Current working directory: /home/mdrotthoff/workspaces/ansible/git-test-repo</text:p>
      <text:p text:style-name="P2">total 8.0K</text:p>
      <text:p text:style-name="P2">drwxrwxr-x <text:s text:c="2"/>2 mdrotthoff mdrotthoff 4.0K Jan 13 18:09 .</text:p>
      <text:p text:style-name="P2">drwxrwxr-x. 18 mdrotthoff mdrotthoff 4.0K Jan 13 18:09 ..</text:p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1.02: Change directory to git-test-repo</text:p>
      <text:p text:style-name="P2">*** <text:s text:c="3"/>Status: 0</text:p>
      <text:p text:style-name="P2">*** <text:s text:c="3"/>Date: <text:s text:c="2"/>2018-01-13 18:09:04.542745303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<text:soft-page-break/>*** <text:s/>Step Start</text:p>
      <text:p text:style-name="P2">*** <text:s text:c="3"/>Title: 01.03: Clone the master repository rcs-keywords-test1.git to git-test-repo</text:p>
      <text:p text:style-name="P2">*** <text:s text:c="3"/>Cmd: <text:s text:c="2"/>git clone --no-checkout "https://mdrotthoff:Dell_1891@github.com/mdrotthoff/rcs-keywords-test1.git" <text:s text:c="2"/></text:p>
      <text:p text:style-name="P2">*** <text:s text:c="3"/>Date: <text:s/>2018-01-13 18:09:04.546873770</text:p>
      <text:p text:style-name="P2">*****************************************************************</text:p>
      <text:p text:style-name="P2"/>
      <text:p text:style-name="P2">Cloning into '.'...</text:p>
      <text:p text:style-name="P2"/>
      <text:p text:style-name="P2">On branch master</text:p>
      <text:p text:style-name="P2">Your branch is up-to-date with 'origin/master'.</text:p>
      <text:p text:style-name="P2">Changes to be committed:</text:p>
      <text:p text:style-name="P2"><text:s/>(use "git reset HEAD &lt;file&gt;..." to unstage)</text:p>
      <text:p text:style-name="P2"/>
      <text:p text:style-name="P2"><text:tab/>deleted: <text:s text:c="3"/>README.md</text:p>
      <text:p text:style-name="P2"/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1.03: Clone the master repository rcs-keywords-test1.git to git-test-repo</text:p>
      <text:p text:style-name="P2">*** <text:s text:c="3"/>Status: 0</text:p>
      <text:p text:style-name="P2">*** <text:s text:c="3"/>Date: <text:s text:c="2"/>2018-01-13 18:09:05.245411724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1.04: Install RCS support to the repository</text:p>
      <text:p text:style-name="P2">*** <text:s text:c="3"/>Cmd: <text:s text:c="2"/>/home/mdrotthoff/workspaces/ansible/git-rcs-keywords/install.py "." <text:s text:c="2"/></text:p>
      <text:p text:style-name="P2">*** <text:s text:c="3"/>Date: <text:s/>2018-01-13 18:09:05.249252655</text:p>
      <text:p text:style-name="P2">*****************************************************************</text:p>
      <text:p text:style-name="P2"/>
      <text:p text:style-name="P2"/>
      <text:p text:style-name="P2"><text:s/>Target directory: </text:p>
      <text:p text:style-name="P2"><text:s/>Directory .git/filters created</text:p>
      <text:p text:style-name="P2"><text:s/>Copied file <text:s/>/home/mdrotthoff/workspaces/ansible/git-rcs-keywords/git-hook.py to .git/hooks/git-hook.py</text:p>
      <text:p text:style-name="P2"><text:s/>Directory .git/hooks/post-commit.d created</text:p>
      <text:p text:style-name="P2"><text:s/>Copied file <text:s/>/home/mdrotthoff/workspaces/ansible/git-rcs-keywords/rcs-post-commit.py to .git/hooks/post-commit.d/rcs-post-commit.py</text:p>
      <text:p text:style-name="P2"><text:s/>Directory .git/hooks/post-checkout.d created</text:p>
      <text:p text:style-name="P2"><text:s/>Copied file <text:s/>/home/mdrotthoff/workspaces/ansible/git-rcs-keywords/rcs-post-checkout.py to .git/hooks/post-checkout.d/rcs-post-checkout.py</text:p>
      <text:p text:style-name="P2"><text:s/>Directory .git/hooks/post-merge.d created</text:p>
      <text:p text:style-name="P2"><text:s/>Copied file <text:s/>/home/mdrotthoff/workspaces/ansible/git-rcs-keywords/rcs-post-merge.py to .git/hooks/post-merge.d/rcs-post-merge.py</text:p>
      <text:p text:style-name="P2"><text:s/>Directory .git/hooks/post-rewrite.d created</text:p>
      <text:p text:style-name="P2"><text:s/>Copied file <text:s/>/home/mdrotthoff/workspaces/ansible/git-rcs-keywords/rcs-post-rewrite.py to .git/hooks/post-rewrite.d/rcs-post-rewrite.py</text:p>
      <text:p text:style-name="P2"><text:soft-page-break/><text:s/>Copied file <text:s/>/home/mdrotthoff/workspaces/ansible/git-rcs-keywords/rcs-filter-clean.py to .git/filters/rcs-filter-clean.py</text:p>
      <text:p text:style-name="P2"><text:s/>Copied file <text:s/>/home/mdrotthoff/workspaces/ansible/git-rcs-keywords/rcs-filter-smudge.py to .git/filters/rcs-filter-smudge.py</text:p>
      <text:p text:style-name="P2"/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1.04: Install RCS support to the repository</text:p>
      <text:p text:style-name="P2">*** <text:s text:c="3"/>Status: 0</text:p>
      <text:p text:style-name="P2">*** <text:s text:c="3"/>Date: <text:s text:c="2"/>2018-01-13 18:09:05.347811730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1.05: Checkout the master branch</text:p>
      <text:p text:style-name="P2">*** <text:s text:c="3"/>Cmd: <text:s text:c="2"/>git checkout "master" <text:s text:c="2"/></text:p>
      <text:p text:style-name="P2">*** <text:s text:c="3"/>Date: <text:s/>2018-01-13 18:09:05.351620359</text:p>
      <text:p text:style-name="P2">*****************************************************************</text:p>
      <text:p text:style-name="P2"/>
      <text:p text:style-name="P2">Already on 'master'</text:p>
      <text:p text:style-name="P2">Your branch is up-to-date with 'origin/master'.</text:p>
      <text:p text:style-name="P2"/>
      <text:p text:style-name="P2">On branch master</text:p>
      <text:p text:style-name="P2">Your branch is up-to-date with 'origin/master'.</text:p>
      <text:p text:style-name="P2">nothing to commit, working tree clean</text:p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1.05: Checkout the master branch</text:p>
      <text:p text:style-name="P2">*** <text:s text:c="3"/>Status: 0</text:p>
      <text:p text:style-name="P2">*** <text:s text:c="3"/>Date: <text:s text:c="2"/>2018-01-13 18:09:05.554702815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1.06: List the branches</text:p>
      <text:p text:style-name="P2">*** <text:s text:c="3"/>Cmd: <text:s text:c="2"/>git branch -a <text:s text:c="2"/></text:p>
      <text:p text:style-name="P2">*** <text:s text:c="3"/>Date: <text:s/>2018-01-13 18:09:05.558553890</text:p>
      <text:p text:style-name="P2">*****************************************************************</text:p>
      <text:p text:style-name="P2"/>
      <text:p text:style-name="P2">* master</text:p>
      <text:p text:style-name="P2"><text:s/>remotes/origin/HEAD -&gt; origin/master</text:p>
      <text:p text:style-name="P2"><text:s/>remotes/origin/master</text:p>
      <text:p text:style-name="P2"/>
      <text:p text:style-name="P2">On branch master</text:p>
      <text:p text:style-name="P2">Your branch is up-to-date with 'origin/master'.</text:p>
      <text:p text:style-name="P2">nothing to commit, working tree clean</text:p>
      <text:p text:style-name="P2"/>
      <text:p text:style-name="P2">*****************************************************************</text:p>
      <text:p text:style-name="P2">*** <text:s/>Step Finish</text:p>
      <text:p text:style-name="P2"><text:soft-page-break/>*** <text:s text:c="3"/>Title: <text:s/>01.06: List the branches</text:p>
      <text:p text:style-name="P2">*** <text:s text:c="3"/>Status: 0</text:p>
      <text:p text:style-name="P2">*** <text:s text:c="3"/>Date: <text:s text:c="2"/>2018-01-13 18:09:05.603617407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1.07: List the repo directory git-test-repo</text:p>
      <text:p text:style-name="P2">*** <text:s text:c="3"/>Cmd: <text:s text:c="2"/>ls -lah "." <text:s text:c="2"/></text:p>
      <text:p text:style-name="P2">*** <text:s text:c="3"/>Date: <text:s/>2018-01-13 18:09:05.608047741</text:p>
      <text:p text:style-name="P2">*****************************************************************</text:p>
      <text:p text:style-name="P2"/>
      <text:p text:style-name="P2"/>
      <text:p text:style-name="P2">Current working directory: /home/mdrotthoff/workspaces/ansible/git-test-repo</text:p>
      <text:p text:style-name="P2"/>
      <text:p text:style-name="P2">total 16K</text:p>
      <text:p text:style-name="P2">drwxrwxr-x <text:s text:c="2"/>3 mdrotthoff mdrotthoff 4.0K Jan 13 18:09 .</text:p>
      <text:p text:style-name="P2">drwxrwxr-x. 18 mdrotthoff mdrotthoff 4.0K Jan 13 18:09 ..</text:p>
      <text:p text:style-name="P2">drwxrwxr-x <text:s text:c="2"/>9 mdrotthoff mdrotthoff 4.0K Jan 13 18:09 .git</text:p>
      <text:p text:style-name="P2">-rw-rw-r-- <text:s text:c="2"/>1 mdrotthoff mdrotthoff <text:s text:c="2"/>79 Jan 13 18:09 README.md</text:p>
      <text:p text:style-name="P2"/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1.07: List the repo directory git-test-repo</text:p>
      <text:p text:style-name="P2">*** <text:s text:c="3"/>Status: 0</text:p>
      <text:p text:style-name="P2">*** <text:s text:c="3"/>Date: <text:s text:c="2"/>2018-01-13 18:09:05.620385473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**************************************************************</text:p>
      <text:p text:style-name="P2">*** <text:s/>Section Finish</text:p>
      <text:p text:style-name="P2">*** <text:s text:c="3"/>Title: Create the master repository</text:p>
      <text:p text:style-name="P2">*** <text:s text:c="3"/>Date: <text:s/>2018-01-13 18:09:05.623981357</text:p>
      <text:p text:style-name="P2">*****************************************************************</text:p>
      <text:p text:style-name="P2">*****************************************************************</text:p>
      <text:p text:style-name="P2"/>
      <text:p text:style-name="P2"/>
      <text:p text:style-name="P2"/>
      <text:p text:style-name="P2">*****************************************************************</text:p>
      <text:p text:style-name="P2">*****************************************************************</text:p>
      <text:p text:style-name="P2">*** <text:s/>Start Section 02</text:p>
      <text:p text:style-name="P2">*** <text:s text:c="3"/>Title: Create the submodule repository</text:p>
      <text:p text:style-name="P2">*** <text:s text:c="3"/>Date: <text:s/>2018-01-13 18:09:05.628092653</text:p>
      <text:p text:style-name="P2">*****************************************************************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2.01: Clone the submodule repository rcs-keywords-test2.git <text:soft-page-break/>to test-repo2</text:p>
      <text:p text:style-name="P2">*** <text:s text:c="3"/>Cmd: <text:s text:c="2"/>git submodule add "https://mdrotthoff:Dell_1891@github.com/mdrotthoff/rcs-keywords-test2.git" "test-repo2" <text:s text:c="2"/></text:p>
      <text:p text:style-name="P2">*** <text:s text:c="3"/>Date: <text:s/>2018-01-13 18:09:05.632452208</text:p>
      <text:p text:style-name="P2">*****************************************************************</text:p>
      <text:p text:style-name="P2"/>
      <text:p text:style-name="P2">Cloning into '/home/mdrotthoff/workspaces/ansible/git-test-repo/test-repo2'...</text:p>
      <text:p text:style-name="P2"/>
      <text:p text:style-name="P2">On branch master</text:p>
      <text:p text:style-name="P2">Your branch is up-to-date with 'origin/master'.</text:p>
      <text:p text:style-name="P2">Changes to be committed:</text:p>
      <text:p text:style-name="P2"><text:s/>(use "git reset HEAD &lt;file&gt;..." to unstage)</text:p>
      <text:p text:style-name="P2"/>
      <text:p text:style-name="P2"><text:tab/>new file: <text:s text:c="2"/>.gitmodules</text:p>
      <text:p text:style-name="P2"><text:tab/>new file: <text:s text:c="2"/>test-repo2</text:p>
      <text:p text:style-name="P2"/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2.01: Clone the submodule repository rcs-keywords-test2.git to test-repo2</text:p>
      <text:p text:style-name="P2">*** <text:s text:c="3"/>Status: 0</text:p>
      <text:p text:style-name="P2">*** <text:s text:c="3"/>Date: <text:s text:c="2"/>2018-01-13 18:09:06.372079190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2.02: Change directory to test-repo2</text:p>
      <text:p text:style-name="P2">*** <text:s text:c="3"/>Cmd: <text:s text:c="2"/>cd "test-repo2" <text:s text:c="2"/></text:p>
      <text:p text:style-name="P2">*** <text:s text:c="3"/>Date: <text:s/>2018-01-13 18:09:06.376196280</text:p>
      <text:p text:style-name="P2">*****************************************************************</text:p>
      <text:p text:style-name="P2"/>
      <text:p text:style-name="P2"/>
      <text:p text:style-name="P2"/>
      <text:p text:style-name="P2">Current working directory: /home/mdrotthoff/workspaces/ansible/git-test-repo/test-repo2</text:p>
      <text:p text:style-name="P2">total 16K</text:p>
      <text:p text:style-name="P2">drwxrwxr-x 2 mdrotthoff mdrotthoff 4.0K Jan 13 18:09 .</text:p>
      <text:p text:style-name="P2">drwxrwxr-x 4 mdrotthoff mdrotthoff 4.0K Jan 13 18:09 ..</text:p>
      <text:p text:style-name="P2">-rw-rw-r-- 1 mdrotthoff mdrotthoff <text:s text:c="2"/>35 Jan 13 18:09 .git</text:p>
      <text:p text:style-name="P2">-rw-rw-r-- 1 mdrotthoff mdrotthoff <text:s text:c="2"/>78 Jan 13 18:09 README.md</text:p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2.02: Change directory to test-repo2</text:p>
      <text:p text:style-name="P2">*** <text:s text:c="3"/>Status: 0</text:p>
      <text:p text:style-name="P2">*** <text:s text:c="3"/>Date: <text:s text:c="2"/>2018-01-13 18:09:06.387848977</text:p>
      <text:p text:style-name="P2">*****************************************************************</text:p>
      <text:p text:style-name="P2"/>
      <text:p text:style-name="P2"><text:soft-page-break/>*****************************************************************</text:p>
      <text:p text:style-name="P2">*** <text:s/>Step Start</text:p>
      <text:p text:style-name="P2">*** <text:s text:c="3"/>Title: 02.03: Checkout the master branch</text:p>
      <text:p text:style-name="P2">*** <text:s text:c="3"/>Cmd: <text:s text:c="2"/>git checkout "master" <text:s text:c="2"/></text:p>
      <text:p text:style-name="P2">*** <text:s text:c="3"/>Date: <text:s/>2018-01-13 18:09:06.391939694</text:p>
      <text:p text:style-name="P2">*****************************************************************</text:p>
      <text:p text:style-name="P2"/>
      <text:p text:style-name="P2">Already on 'master'</text:p>
      <text:p text:style-name="P2">Your branch is up-to-date with 'origin/master'.</text:p>
      <text:p text:style-name="P2"/>
      <text:p text:style-name="P2">On branch master</text:p>
      <text:p text:style-name="P2">Your branch is up-to-date with 'origin/master'.</text:p>
      <text:p text:style-name="P2">nothing to commit, working tree clean</text:p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2.03: Checkout the master branch</text:p>
      <text:p text:style-name="P2">*** <text:s text:c="3"/>Status: 0</text:p>
      <text:p text:style-name="P2">*** <text:s text:c="3"/>Date: <text:s text:c="2"/>2018-01-13 18:09:06.407512939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2.06: List the branches</text:p>
      <text:p text:style-name="P2">*** <text:s text:c="3"/>Cmd: <text:s text:c="2"/>git branch -a <text:s text:c="2"/></text:p>
      <text:p text:style-name="P2">*** <text:s text:c="3"/>Date: <text:s/>2018-01-13 18:09:06.411228710</text:p>
      <text:p text:style-name="P2">*****************************************************************</text:p>
      <text:p text:style-name="P2"/>
      <text:p text:style-name="P2">* master</text:p>
      <text:p text:style-name="P2"><text:s/>remotes/origin/HEAD -&gt; origin/master</text:p>
      <text:p text:style-name="P2"><text:s/>remotes/origin/master</text:p>
      <text:p text:style-name="P2"/>
      <text:p text:style-name="P2">On branch master</text:p>
      <text:p text:style-name="P2">Your branch is up-to-date with 'origin/master'.</text:p>
      <text:p text:style-name="P2">nothing to commit, working tree clean</text:p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2.06: List the branches</text:p>
      <text:p text:style-name="P2">*** <text:s text:c="3"/>Status: 0</text:p>
      <text:p text:style-name="P2">*** <text:s text:c="3"/>Date: <text:s text:c="2"/>2018-01-13 18:09:06.425014556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2.07: List the repo directory test-repo2</text:p>
      <text:p text:style-name="P2">*** <text:s text:c="3"/>Cmd: <text:s text:c="2"/>ls -lah "." <text:s text:c="2"/></text:p>
      <text:p text:style-name="P2">*** <text:s text:c="3"/>Date: <text:s/>2018-01-13 18:09:06.429315831</text:p>
      <text:p text:style-name="P2">*****************************************************************</text:p>
      <text:p text:style-name="P2"/>
      <text:p text:style-name="P2"/>
      <text:p text:style-name="P2"><text:soft-page-break/>Current working directory: /home/mdrotthoff/workspaces/ansible/git-test-repo/test-repo2</text:p>
      <text:p text:style-name="P2"/>
      <text:p text:style-name="P2">total 16K</text:p>
      <text:p text:style-name="P2">drwxrwxr-x 2 mdrotthoff mdrotthoff 4.0K Jan 13 18:09 .</text:p>
      <text:p text:style-name="P2">drwxrwxr-x 4 mdrotthoff mdrotthoff 4.0K Jan 13 18:09 ..</text:p>
      <text:p text:style-name="P2">-rw-rw-r-- 1 mdrotthoff mdrotthoff <text:s text:c="2"/>35 Jan 13 18:09 .git</text:p>
      <text:p text:style-name="P2">-rw-rw-r-- 1 mdrotthoff mdrotthoff <text:s text:c="2"/>78 Jan 13 18:09 README.md</text:p>
      <text:p text:style-name="P2"/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2.07: List the repo directory test-repo2</text:p>
      <text:p text:style-name="P2">*** <text:s text:c="3"/>Status: 0</text:p>
      <text:p text:style-name="P2">*** <text:s text:c="3"/>Date: <text:s text:c="2"/>2018-01-13 18:09:06.441388036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2.08: Change directory to git-test-repo</text:p>
      <text:p text:style-name="P2">*** <text:s text:c="3"/>Cmd: <text:s text:c="2"/>cd ".." <text:s text:c="2"/></text:p>
      <text:p text:style-name="P2">*** <text:s text:c="3"/>Date: <text:s/>2018-01-13 18:09:06.444998835</text:p>
      <text:p text:style-name="P2">*****************************************************************</text:p>
      <text:p text:style-name="P2"/>
      <text:p text:style-name="P2"/>
      <text:p text:style-name="P2"/>
      <text:p text:style-name="P2">Current working directory: /home/mdrotthoff/workspaces/ansible/git-test-repo</text:p>
      <text:p text:style-name="P2">total 24K</text:p>
      <text:p text:style-name="P2">drwxrwxr-x <text:s text:c="2"/>4 mdrotthoff mdrotthoff 4.0K Jan 13 18:09 .</text:p>
      <text:p text:style-name="P2">drwxrwxr-x. 18 mdrotthoff mdrotthoff 4.0K Jan 13 18:09 ..</text:p>
      <text:p text:style-name="P2">drwxrwxr-x <text:s/>10 mdrotthoff mdrotthoff 4.0K Jan 13 18:09 .git</text:p>
      <text:p text:style-name="P2">-rw-rw-r-- <text:s text:c="2"/>1 mdrotthoff mdrotthoff <text:s/>125 Jan 13 18:09 .gitmodules</text:p>
      <text:p text:style-name="P2">-rw-rw-r-- <text:s text:c="2"/>1 mdrotthoff mdrotthoff <text:s text:c="2"/>79 Jan 13 18:09 README.md</text:p>
      <text:p text:style-name="P2">drwxrwxr-x <text:s text:c="2"/>2 mdrotthoff mdrotthoff 4.0K Jan 13 18:09 test-repo2</text:p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2.08: Change directory to git-test-repo</text:p>
      <text:p text:style-name="P2">*** <text:s text:c="3"/>Status: 0</text:p>
      <text:p text:style-name="P2">*** <text:s text:c="3"/>Date: <text:s text:c="2"/>2018-01-13 18:09:06.455482363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2.09: Install RCS support to the repository</text:p>
      <text:p text:style-name="P2">*** <text:s text:c="3"/>Cmd: <text:s text:c="2"/>/home/mdrotthoff/workspaces/ansible/git-rcs-keywords/install.py "." <text:s text:c="2"/></text:p>
      <text:p text:style-name="P2">*** <text:s text:c="3"/>Date: <text:s/>2018-01-13 18:09:06.459590227</text:p>
      <text:p text:style-name="P2">*****************************************************************</text:p>
      <text:p text:style-name="P2"/>
      <text:p text:style-name="P2"><text:soft-page-break/></text:p>
      <text:p text:style-name="P2"><text:s/>Target directory: </text:p>
      <text:p text:style-name="P2"><text:s/>Destination file exists -- OVERWRITTING!!!!</text:p>
      <text:p text:style-name="P2"><text:s/>Copied file <text:s/>/home/mdrotthoff/workspaces/ansible/git-rcs-keywords/git-hook.py to .git/hooks/git-hook.py</text:p>
      <text:p text:style-name="P2"><text:s/>Destination file exists -- OVERWRITTING!!!!</text:p>
      <text:p text:style-name="P2"><text:s/>Copied file <text:s/>/home/mdrotthoff/workspaces/ansible/git-rcs-keywords/rcs-post-commit.py to .git/hooks/post-commit.d/rcs-post-commit.py</text:p>
      <text:p text:style-name="P2"><text:s/>Destination file exists -- OVERWRITTING!!!!</text:p>
      <text:p text:style-name="P2"><text:s/>Copied file <text:s/>/home/mdrotthoff/workspaces/ansible/git-rcs-keywords/rcs-post-checkout.py to .git/hooks/post-checkout.d/rcs-post-checkout.py</text:p>
      <text:p text:style-name="P2"><text:s/>Destination file exists -- OVERWRITTING!!!!</text:p>
      <text:p text:style-name="P2"><text:s/>Copied file <text:s/>/home/mdrotthoff/workspaces/ansible/git-rcs-keywords/rcs-post-merge.py to .git/hooks/post-merge.d/rcs-post-merge.py</text:p>
      <text:p text:style-name="P2"><text:s/>Destination file exists -- OVERWRITTING!!!!</text:p>
      <text:p text:style-name="P2"><text:s/>Copied file <text:s/>/home/mdrotthoff/workspaces/ansible/git-rcs-keywords/rcs-post-rewrite.py to .git/hooks/post-rewrite.d/rcs-post-rewrite.py</text:p>
      <text:p text:style-name="P2"><text:s/>Destination file exists -- OVERWRITTING!!!!</text:p>
      <text:p text:style-name="P2"><text:s/>Copied file <text:s/>/home/mdrotthoff/workspaces/ansible/git-rcs-keywords/rcs-filter-clean.py to .git/filters/rcs-filter-clean.py</text:p>
      <text:p text:style-name="P2"><text:s/>Destination file exists -- OVERWRITTING!!!!</text:p>
      <text:p text:style-name="P2"><text:s/>Copied file <text:s/>/home/mdrotthoff/workspaces/ansible/git-rcs-keywords/rcs-filter-smudge.py to .git/filters/rcs-filter-smudge.py</text:p>
      <text:p text:style-name="P2"><text:s/>Directory .git/modules/test-repo2/filters created</text:p>
      <text:p text:style-name="P2"><text:s/>Copied file <text:s/>/home/mdrotthoff/workspaces/ansible/git-rcs-keywords/git-hook.py to .git/modules/test-repo2/hooks/git-hook.py</text:p>
      <text:p text:style-name="P2"><text:s/>Directory .git/modules/test-repo2/hooks/post-commit.d created</text:p>
      <text:p text:style-name="P2"><text:s/>Copied file <text:s/>/home/mdrotthoff/workspaces/ansible/git-rcs-keywords/rcs-post-commit.py to .git/modules/test-repo2/hooks/post-commit.d/rcs-post-commit.py</text:p>
      <text:p text:style-name="P2"><text:s/>Directory .git/modules/test-repo2/hooks/post-checkout.d created</text:p>
      <text:p text:style-name="P2"><text:s/>Copied file <text:s/>/home/mdrotthoff/workspaces/ansible/git-rcs-keywords/rcs-post-checkout.py to .git/modules/test-repo2/hooks/post-checkout.d/rcs-post-checkout.py</text:p>
      <text:p text:style-name="P2"><text:s/>Directory .git/modules/test-repo2/hooks/post-merge.d created</text:p>
      <text:p text:style-name="P2"><text:s/>Copied file <text:s/>/home/mdrotthoff/workspaces/ansible/git-rcs-keywords/rcs-post-merge.py to .git/modules/test-repo2/hooks/post-merge.d/rcs-post-merge.py</text:p>
      <text:p text:style-name="P2"><text:s/>Directory .git/modules/test-repo2/hooks/post-rewrite.d created</text:p>
      <text:p text:style-name="P2"><text:s/>Copied file <text:s/>/home/mdrotthoff/workspaces/ansible/git-rcs-keywords/rcs-post-rewrite.py to .git/modules/test-repo2/hooks/post-rewrite.d/rcs-post-rewrite.py</text:p>
      <text:p text:style-name="P2"><text:s/>Copied file <text:s/>/home/mdrotthoff/workspaces/ansible/git-rcs-keywords/rcs-filter-clean.py to .git/modules/test-repo2/filters/rcs-filter-clean.py</text:p>
      <text:p text:style-name="P2"><text:s/>Copied file <text:s/>/home/mdrotthoff/workspaces/ansible/git-rcs-keywords/rcs-filter-smudge.py to .git/modules/test-repo2/filters/rcs-filter-smudge.py</text:p>
      <text:p text:style-name="P2"/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2.09: Install RCS support to the repository</text:p>
      <text:p text:style-name="P2">*** <text:s text:c="3"/>Status: 0</text:p>
      <text:p text:style-name="P2"><text:soft-page-break/>*** <text:s text:c="3"/>Date: <text:s text:c="2"/>2018-01-13 18:09:06.612189815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2.10: Commit the submodule to the repository</text:p>
      <text:p text:style-name="P2">*** <text:s text:c="3"/>Cmd: <text:s text:c="2"/>git commit -m "02.10: Commit the submodule to the repository" <text:s text:c="2"/></text:p>
      <text:p text:style-name="P2">*** <text:s text:c="3"/>Date: <text:s/>2018-01-13 18:09:06.616537103</text:p>
      <text:p text:style-name="P2">*****************************************************************</text:p>
      <text:p text:style-name="P2"/>
      <text:p text:style-name="P2">[master 1f34f92] 02.10: Commit the submodule to the repository</text:p>
      <text:p text:style-name="P2">2 files changed, 4 insertions(+)</text:p>
      <text:p text:style-name="P2">create mode 100644 .gitmodules</text:p>
      <text:p text:style-name="P2">create mode 160000 test-repo2</text:p>
      <text:p text:style-name="P2"/>
      <text:p text:style-name="P2">On branch master</text:p>
      <text:p text:style-name="P2">Your branch is ahead of 'origin/master' by 1 commit.</text:p>
      <text:p text:style-name="P2"><text:s/>(use "git push" to publish your local commits)</text:p>
      <text:p text:style-name="P2">nothing to commit, working tree clean</text:p>
      <text:p text:style-name="P2"/>
      <text:p text:style-name="P2">*****************************************************************</text:p>
      <text:p text:style-name="P2">*** <text:s/>Step Finish</text:p>
      <text:p text:style-name="P2">*** <text:s text:c="3"/>Title: <text:s/>02.10: Commit the submodule to the repository</text:p>
      <text:p text:style-name="P2">*** <text:s text:c="3"/>Status: 0</text:p>
      <text:p text:style-name="P2">*** <text:s text:c="3"/>Date: <text:s text:c="2"/>2018-01-13 18:09:06.866240915</text:p>
      <text:p text:style-name="P2">*****************************************************************</text:p>
      <text:p text:style-name="P2"/>
      <text:p text:style-name="P2">*****************************************************************</text:p>
      <text:p text:style-name="P2">*** <text:s/>Step Start</text:p>
      <text:p text:style-name="P2">*** <text:s text:c="3"/>Title: 02.11: Show the repository directory tree</text:p>
      <text:p text:style-name="P2">*** <text:s text:c="3"/>Cmd: <text:s text:c="2"/>tree "." <text:s text:c="2"/></text:p>
      <text:p text:style-name="P2">*** <text:s text:c="3"/>Date: <text:s/>2018-01-13 18:09:06.870516687</text:p>
      <text:p text:style-name="P2">*****************************************************************</text:p>
      <text:p text:style-name="P2"/>
      <text:p text:style-name="P2"/>
      <text:p text:style-name="P2">Current working directory: /home/mdrotthoff/workspaces/ansible/git-test-repo</text:p>
      <text:p text:style-name="P2">.</text:p>
      <text:p text:style-name="P3">test-repo2</text:p>
      <text:p text:style-name="P4"><text:span text:style-name="T3"><text:s text:c="4"/>README.md</text:span></text:p>
      <text:p text:style-name="P3">README.md</text:p>
      <text:p text:style-name="P3"/>
      <text:p text:style-name="P3">1 directory, 2 files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3.11: Show the repository directory tree</text:p>
      <text:p text:style-name="P3">*** <text:s text:c="3"/>Status: 0</text:p>
      <text:p text:style-name="P3">*** <text:s text:c="3"/>Date: <text:s text:c="2"/>2018-01-13 18:09:07.442237231</text:p>
      <text:p text:style-name="P3"><text:soft-page-break/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Create the development branch</text:p>
      <text:p text:style-name="P3">*** <text:s text:c="3"/>Date: <text:s/>2018-01-13 18:09:07.446332834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04</text:p>
      <text:p text:style-name="P3">*** <text:s text:c="3"/>Title: Create test files in the master repository</text:p>
      <text:p text:style-name="P3">*** <text:s text:c="3"/>Date: <text:s/>2018-01-13 18:09:07.450392298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4.01: Build test file test-01.txt</text:p>
      <text:p text:style-name="P3">*** <text:s text:c="3"/>Cmd: <text:s text:c="2"/>echo &gt;&gt; "test-01.txt" <text:s text:c="2"/></text:p>
      <text:p text:style-name="P3">*** <text:s text:c="3"/>Date: <text:s/>2018-01-13 18:09:07.454283650</text:p>
      <text:p text:style-name="P3">*****************************************************************</text:p>
      <text:p text:style-name="P3"/>
      <text:p text:style-name="P3"/>
      <text:p text:style-name="P3">** 04.01: Build test file test-01.txt - start file contents **</text:p>
      <text:p text:style-name="P3">$Author$</text:p>
      <text:p text:style-name="P3">$Date$</text:p>
      <text:p text:style-name="P3">$Revision$</text:p>
      <text:p text:style-name="P3">$Rev$</text:p>
      <text:p text:style-name="P3">$File$</text:p>
      <text:p text:style-name="P3">$Source$</text:p>
      <text:p text:style-name="P3">$Hash$</text:p>
      <text:p text:style-name="P3">$Id$</text:p>
      <text:p text:style-name="P3">** 04.01: Build test file test-01.txt - end file contents **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4.01: Build test file test-01.txt</text:p>
      <text:p text:style-name="P3">*** <text:s text:c="3"/>Status: 0</text:p>
      <text:p text:style-name="P3">*** <text:s text:c="3"/>Date: <text:s text:c="2"/>2018-01-13 18:09:07.464120279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4.02: Build test file test-02.txt</text:p>
      <text:p text:style-name="P3">*** <text:s text:c="3"/>Cmd: <text:s text:c="2"/>echo &gt;&gt; "test-02.txt" <text:s text:c="2"/></text:p>
      <text:p text:style-name="P3">*** <text:s text:c="3"/>Date: <text:s/>2018-01-13 18:09:07.467637229</text:p>
      <text:p text:style-name="P3"><text:soft-page-break/>*****************************************************************</text:p>
      <text:p text:style-name="P3"/>
      <text:p text:style-name="P3"/>
      <text:p text:style-name="P3">** 04.02: Build test file test-02.txt - start file contents **</text:p>
      <text:p text:style-name="P3">$Author$</text:p>
      <text:p text:style-name="P3">$Date$</text:p>
      <text:p text:style-name="P3">$Revision$</text:p>
      <text:p text:style-name="P3">$Rev$</text:p>
      <text:p text:style-name="P3">$File$</text:p>
      <text:p text:style-name="P3">$Source$</text:p>
      <text:p text:style-name="P3">$Hash$</text:p>
      <text:p text:style-name="P3">$Id$</text:p>
      <text:p text:style-name="P3">** 04.02: Build test file test-02.txt - end file contents **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4.02: Build test file test-02.txt</text:p>
      <text:p text:style-name="P3">*** <text:s text:c="3"/>Status: 0</text:p>
      <text:p text:style-name="P3">*** <text:s text:c="3"/>Date: <text:s text:c="2"/>2018-01-13 18:09:07.479075487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4.03: Build test file test-03.txt</text:p>
      <text:p text:style-name="P3">*** <text:s text:c="3"/>Cmd: <text:s text:c="2"/>echo &gt;&gt; "test-03.txt" <text:s text:c="2"/></text:p>
      <text:p text:style-name="P3">*** <text:s text:c="3"/>Date: <text:s/>2018-01-13 18:09:07.483429527</text:p>
      <text:p text:style-name="P3">*****************************************************************</text:p>
      <text:p text:style-name="P3"/>
      <text:p text:style-name="P3"/>
      <text:p text:style-name="P3">** 04.03: Build test file test-03.txt - start file contents **</text:p>
      <text:p text:style-name="P3">$Author$</text:p>
      <text:p text:style-name="P3">$Date$</text:p>
      <text:p text:style-name="P3">$Revision$</text:p>
      <text:p text:style-name="P3">$Rev$</text:p>
      <text:p text:style-name="P3">$File$</text:p>
      <text:p text:style-name="P3">$Source$</text:p>
      <text:p text:style-name="P3">$Hash$</text:p>
      <text:p text:style-name="P3">$Id$</text:p>
      <text:p text:style-name="P3">** 04.03: Build test file test-03.txt - end file contents **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4.03: Build test file test-03.txt</text:p>
      <text:p text:style-name="P3">*** <text:s text:c="3"/>Status: 0</text:p>
      <text:p text:style-name="P3">*** <text:s text:c="3"/>Date: <text:s text:c="2"/>2018-01-13 18:09:07.49463244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4.04: List the test files</text:p>
      <text:p text:style-name="P3">*** <text:s text:c="3"/>Cmd: <text:s text:c="2"/>ls -lah "." <text:s text:c="2"/></text:p>
      <text:p text:style-name="P3"><text:soft-page-break/>*** <text:s text:c="3"/>Date: <text:s/>2018-01-13 18:09:07.500182920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36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-rw-rw-r-- <text:s text:c="2"/>1 mdrotthoff mdrotthoff <text:s text:c="2"/>61 Jan 13 18:09 test-01.txt</text:p>
      <text:p text:style-name="P3">-rw-rw-r-- <text:s text:c="2"/>1 mdrotthoff mdrotthoff <text:s text:c="2"/>61 Jan 13 18:09 test-02.txt</text:p>
      <text:p text:style-name="P3">-rw-rw-r-- <text:s text:c="2"/>1 mdrotthoff mdrotthoff <text:s text:c="2"/>61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4.04: List the test files</text:p>
      <text:p text:style-name="P3">*** <text:s text:c="3"/>Status: 0</text:p>
      <text:p text:style-name="P3">*** <text:s text:c="3"/>Date: <text:s text:c="2"/>2018-01-13 18:09:07.51220428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4.04: Add test files test-*.txt to the repository</text:p>
      <text:p text:style-name="P3">*** <text:s text:c="3"/>Cmd: <text:s text:c="2"/>git add --verbose "test-*.txt" <text:s text:c="2"/></text:p>
      <text:p text:style-name="P3">*** <text:s text:c="3"/>Date: <text:s/>2018-01-13 18:09:07.515896819</text:p>
      <text:p text:style-name="P3">*****************************************************************</text:p>
      <text:p text:style-name="P3"/>
      <text:p text:style-name="P3">add 'test-01.txt'</text:p>
      <text:p text:style-name="P3">add 'test-02.txt'</text:p>
      <text:p text:style-name="P3">add 'test-03.txt'</text:p>
      <text:p text:style-name="P3"/>
      <text:p text:style-name="P3">On branch development</text:p>
      <text:p text:style-name="P3">Changes to be committed:</text:p>
      <text:p text:style-name="P3"><text:s/>(use "git reset HEAD &lt;file&gt;..." to unstage)</text:p>
      <text:p text:style-name="P3"/>
      <text:p text:style-name="P3"><text:tab/>new file: <text:s text:c="2"/>test-01.txt</text:p>
      <text:p text:style-name="P3"><text:tab/>new file: <text:s text:c="2"/>test-02.txt</text:p>
      <text:p text:style-name="P3"><text:tab/>new file: <text:s text:c="2"/>test-03.txt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4.04: Add test files test-*.txt to the repository</text:p>
      <text:p text:style-name="P3">*** <text:s text:c="3"/>Status: 0</text:p>
      <text:p text:style-name="P3">*** <text:s text:c="3"/>Date: <text:s text:c="2"/>2018-01-13 18:09:07.721270811</text:p>
      <text:p text:style-name="P3"><text:soft-page-break/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4.05: List the test files</text:p>
      <text:p text:style-name="P3">*** <text:s text:c="3"/>Cmd: <text:s text:c="2"/>ls -lah "." <text:s text:c="2"/></text:p>
      <text:p text:style-name="P3">*** <text:s text:c="3"/>Date: <text:s/>2018-01-13 18:09:07.725608042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36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-rw-rw-r-- <text:s text:c="2"/>1 mdrotthoff mdrotthoff <text:s text:c="2"/>61 Jan 13 18:09 test-01.txt</text:p>
      <text:p text:style-name="P3">-rw-rw-r-- <text:s text:c="2"/>1 mdrotthoff mdrotthoff <text:s text:c="2"/>61 Jan 13 18:09 test-02.txt</text:p>
      <text:p text:style-name="P3">-rw-rw-r-- <text:s text:c="2"/>1 mdrotthoff mdrotthoff <text:s text:c="2"/>61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4.05: List the test files</text:p>
      <text:p text:style-name="P3">*** <text:s text:c="3"/>Status: 0</text:p>
      <text:p text:style-name="P3">*** <text:s text:c="3"/>Date: <text:s text:c="2"/>2018-01-13 18:09:07.73766885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4.06: Append data to test file test-03.txt to smudging</text:p>
      <text:p text:style-name="P3">*** <text:s text:c="3"/>Cmd: <text:s text:c="2"/>echo &gt;&gt; "test-03.txt" <text:s text:c="2"/></text:p>
      <text:p text:style-name="P3">*** <text:s text:c="3"/>Date: <text:s/>2018-01-13 18:09:07.741747192</text:p>
      <text:p text:style-name="P3">*****************************************************************</text:p>
      <text:p text:style-name="P3"/>
      <text:p text:style-name="P3"/>
      <text:p text:style-name="P3">** 04.06: Append data to test file test-03.txt to smudging - start file contents **</text:p>
      <text:p text:style-name="P3">$Author$</text:p>
      <text:p text:style-name="P3">$Date$</text:p>
      <text:p text:style-name="P3">$Revision$</text:p>
      <text:p text:style-name="P3">$Rev$</text:p>
      <text:p text:style-name="P3">$File$</text:p>
      <text:p text:style-name="P3">$Source$</text:p>
      <text:p text:style-name="P3">$Hash$</text:p>
      <text:p text:style-name="P3">$Id$</text:p>
      <text:p text:style-name="P3"/>
      <text:p text:style-name="P3"><text:soft-page-break/>$Author$</text:p>
      <text:p text:style-name="P3">$Date$</text:p>
      <text:p text:style-name="P3">$Revision$</text:p>
      <text:p text:style-name="P3">$Rev$</text:p>
      <text:p text:style-name="P3">$File$</text:p>
      <text:p text:style-name="P3">$Source$</text:p>
      <text:p text:style-name="P3">$Hash$</text:p>
      <text:p text:style-name="P3">$Id$</text:p>
      <text:p text:style-name="P3">** 04.06: Append data to test file test-03.txt to smudging - end file contents **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4.06: Append data to test file test-03.txt to smudging</text:p>
      <text:p text:style-name="P3">*** <text:s text:c="3"/>Status: 0</text:p>
      <text:p text:style-name="P3">*** <text:s text:c="3"/>Date: <text:s text:c="2"/>2018-01-13 18:09:07.753620938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Create test files in the master repository</text:p>
      <text:p text:style-name="P3">*** <text:s text:c="3"/>Date: <text:s/>2018-01-13 18:09:07.757907673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05</text:p>
      <text:p text:style-name="P3">*** <text:s text:c="3"/>Title: Commit test files to the master repository</text:p>
      <text:p text:style-name="P3">*** <text:s text:c="3"/>Date: <text:s/>2018-01-13 18:09:07.762236472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5.01: Commit the test files to the repository</text:p>
      <text:p text:style-name="P3">*** <text:s text:c="3"/>Cmd: <text:s text:c="2"/>git commit -m "05.01: Commit the test files to the repository" <text:s text:c="2"/></text:p>
      <text:p text:style-name="P3">*** <text:s text:c="3"/>Date: <text:s/>2018-01-13 18:09:07.766110693</text:p>
      <text:p text:style-name="P3">*****************************************************************</text:p>
      <text:p text:style-name="P3"/>
      <text:p text:style-name="P3">[development 5870d7e] 05.01: Commit the test files to the repository</text:p>
      <text:p text:style-name="P3">3 files changed, 24 insertions(+)</text:p>
      <text:p text:style-name="P3">create mode 100644 test-01.txt</text:p>
      <text:p text:style-name="P3">create mode 100644 test-02.txt</text:p>
      <text:p text:style-name="P3">create mode 100644 test-03.txt</text:p>
      <text:p text:style-name="P3"/>
      <text:p text:style-name="P3">On branch development</text:p>
      <text:p text:style-name="P3"><text:soft-page-break/>Changes not staged for commit:</text:p>
      <text:p text:style-name="P3"><text:s/>(use "git add &lt;file&gt;..." to update what will be committed)</text:p>
      <text:p text:style-name="P3"><text:s/>(use "git checkout -- &lt;file&gt;..." to discard changes in working directory)</text:p>
      <text:p text:style-name="P3"/>
      <text:p text:style-name="P3"><text:tab/>modified: <text:s text:c="2"/>test-03.txt</text:p>
      <text:p text:style-name="P3"/>
      <text:p text:style-name="P3">no changes added to commit (use "git add" and/or "git commit -a")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5.01: Commit the test files to the repository</text:p>
      <text:p text:style-name="P3">*** <text:s text:c="3"/>Status: 0</text:p>
      <text:p text:style-name="P3">*** <text:s text:c="3"/>Date: <text:s text:c="2"/>2018-01-13 18:09:08.35559089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5.02: Display contents of test file test-01.txt</text:p>
      <text:p text:style-name="P3">*** <text:s text:c="3"/>Cmd: <text:s text:c="2"/>cat "test-01.txt" <text:s text:c="2"/></text:p>
      <text:p text:style-name="P3">*** <text:s text:c="3"/>Date: <text:s/>2018-01-13 18:09:08.359447657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7 -0600 $</text:p>
      <text:p text:style-name="P3">$Revision: 2018-01-13 18:09:07 -0600 $</text:p>
      <text:p text:style-name="P3">$Rev: <text:s text:c="5"/>2018-01-13 18:09:07 -0600 $</text:p>
      <text:p text:style-name="P3">$File: <text:s text:c="4"/>test-01.txt $</text:p>
      <text:p text:style-name="P3">$Source: <text:s text:c="2"/>test-01.txt $</text:p>
      <text:p text:style-name="P3">$Hash: <text:s text:c="4"/>5870d7ef1c049aac9a8b6de5927e7482389e881b $</text:p>
      <text:p text:style-name="P3">$Id: <text:s text:c="6"/>test-01.txt | 2018-01-13 18:09:07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5.02: Display contents of test file test-01.txt</text:p>
      <text:p text:style-name="P3">*** <text:s text:c="3"/>Status: 0</text:p>
      <text:p text:style-name="P3">*** <text:s text:c="3"/>Date: <text:s text:c="2"/>2018-01-13 18:09:08.36682972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5.03: Display contents of test file test-02.txt</text:p>
      <text:p text:style-name="P3">*** <text:s text:c="3"/>Cmd: <text:s text:c="2"/>cat "test-02.txt" <text:s text:c="2"/></text:p>
      <text:p text:style-name="P3">*** <text:s text:c="3"/>Date: <text:s/>2018-01-13 18:09:08.370550773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7 -0600 $</text:p>
      <text:p text:style-name="P3">$Revision: 2018-01-13 18:09:07 -0600 $</text:p>
      <text:p text:style-name="P3">$Rev: <text:s text:c="5"/>2018-01-13 18:09:07 -0600 $</text:p>
      <text:p text:style-name="P3">$File: <text:s text:c="4"/>test-02.txt $</text:p>
      <text:p text:style-name="P3">$Source: <text:s text:c="2"/>test-02.txt $</text:p>
      <text:p text:style-name="P3"><text:soft-page-break/>$Hash: <text:s text:c="4"/>5870d7ef1c049aac9a8b6de5927e7482389e881b $</text:p>
      <text:p text:style-name="P3">$Id: <text:s text:c="6"/>test-02.txt | 2018-01-13 18:09:07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5.03: Display contents of test file test-02.txt</text:p>
      <text:p text:style-name="P3">*** <text:s text:c="3"/>Status: 0</text:p>
      <text:p text:style-name="P3">*** <text:s text:c="3"/>Date: <text:s text:c="2"/>2018-01-13 18:09:08.377531009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5.04: Display contents of test file test-03.txt</text:p>
      <text:p text:style-name="P3">*** <text:s text:c="3"/>Cmd: <text:s text:c="2"/>cat "test-03.txt" <text:s text:c="2"/></text:p>
      <text:p text:style-name="P3">*** <text:s text:c="3"/>Date: <text:s/>2018-01-13 18:09:08.381491253</text:p>
      <text:p text:style-name="P3">*****************************************************************</text:p>
      <text:p text:style-name="P3"/>
      <text:p text:style-name="P3">$Author$</text:p>
      <text:p text:style-name="P3">$Date$</text:p>
      <text:p text:style-name="P3">$Revision$</text:p>
      <text:p text:style-name="P3">$Rev$</text:p>
      <text:p text:style-name="P3">$File$</text:p>
      <text:p text:style-name="P3">$Source$</text:p>
      <text:p text:style-name="P3">$Hash$</text:p>
      <text:p text:style-name="P3">$Id$</text:p>
      <text:p text:style-name="P3"/>
      <text:p text:style-name="P3">$Author$</text:p>
      <text:p text:style-name="P3">$Date$</text:p>
      <text:p text:style-name="P3">$Revision$</text:p>
      <text:p text:style-name="P3">$Rev$</text:p>
      <text:p text:style-name="P3">$File$</text:p>
      <text:p text:style-name="P3">$Source$</text:p>
      <text:p text:style-name="P3">$Hash$</text:p>
      <text:p text:style-name="P3">$Id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5.04: Display contents of test file test-03.txt</text:p>
      <text:p text:style-name="P3">*** <text:s text:c="3"/>Status: 0</text:p>
      <text:p text:style-name="P3">*** <text:s text:c="3"/>Date: <text:s text:c="2"/>2018-01-13 18:09:08.388660985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5.05: List the test files</text:p>
      <text:p text:style-name="P3">*** <text:s text:c="3"/>Cmd: <text:s text:c="2"/>ls -lah "." <text:s text:c="2"/></text:p>
      <text:p text:style-name="P3">*** <text:s text:c="3"/>Date: <text:s/>2018-01-13 18:09:08.392246592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<text:soft-page-break/>repo</text:p>
      <text:p text:style-name="P3"/>
      <text:p text:style-name="P3">total 36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350 Jan 13 18:09 test-02.txt</text:p>
      <text:p text:style-name="P3">-rw-rw-r-- <text:s text:c="2"/>1 mdrotthoff mdrotthoff <text:s/>124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5.05: List the test files</text:p>
      <text:p text:style-name="P3">*** <text:s text:c="3"/>Status: 0</text:p>
      <text:p text:style-name="P3">*** <text:s text:c="3"/>Date: <text:s text:c="2"/>2018-01-13 18:09:08.40452591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Commit test files to the master repository</text:p>
      <text:p text:style-name="P3">*** <text:s text:c="3"/>Date: <text:s/>2018-01-13 18:09:08.408201703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06</text:p>
      <text:p text:style-name="P3">*** <text:s text:c="3"/>Title: Commit updated test files to the master repository</text:p>
      <text:p text:style-name="P3">*** <text:s text:c="3"/>Date: <text:s/>2018-01-13 18:09:08.412403937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6.01: Append data to test file test-02.txt</text:p>
      <text:p text:style-name="P3">*** <text:s text:c="3"/>Cmd: <text:s text:c="2"/>echo &gt;&gt; "test-02.txt" <text:s text:c="2"/></text:p>
      <text:p text:style-name="P3">*** <text:s text:c="3"/>Date: <text:s/>2018-01-13 18:09:08.416516800</text:p>
      <text:p text:style-name="P3">*****************************************************************</text:p>
      <text:p text:style-name="P3"/>
      <text:p text:style-name="P3"/>
      <text:p text:style-name="P3">** 06.01: Append data to test file test-02.txt - start file contents **</text:p>
      <text:p text:style-name="P3">$Author: <text:s text:c="2"/>david_rotthoff &lt;david_rotthoff@rotthoff.home&gt; $</text:p>
      <text:p text:style-name="P3">$Date: <text:s text:c="4"/>2018-01-13 18:09:07 -0600 $</text:p>
      <text:p text:style-name="P3">$Revision: 2018-01-13 18:09:07 -0600 $</text:p>
      <text:p text:style-name="P3"><text:soft-page-break/>$Rev: <text:s text:c="5"/>2018-01-13 18:09:07 -0600 $</text:p>
      <text:p text:style-name="P3">$File: <text:s text:c="4"/>test-02.txt $</text:p>
      <text:p text:style-name="P3">$Source: <text:s text:c="2"/>test-02.txt $</text:p>
      <text:p text:style-name="P3">$Hash: <text:s text:c="4"/>5870d7ef1c049aac9a8b6de5927e7482389e881b $</text:p>
      <text:p text:style-name="P3">$Id: <text:s text:c="6"/>test-02.txt | 2018-01-13 18:09:07 -0600 | david_rotthoff $</text:p>
      <text:p text:style-name="P3"/>
      <text:p text:style-name="P3">$Author$</text:p>
      <text:p text:style-name="P3">$Date$</text:p>
      <text:p text:style-name="P3">$Revision$</text:p>
      <text:p text:style-name="P3">$Rev$</text:p>
      <text:p text:style-name="P3">$File$</text:p>
      <text:p text:style-name="P3">$Source$</text:p>
      <text:p text:style-name="P3">$Hash$</text:p>
      <text:p text:style-name="P3">$Id$</text:p>
      <text:p text:style-name="P3">** 06.01: Append data to test file test-02.txt - end file contents **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6.01: Append data to test file test-02.txt</text:p>
      <text:p text:style-name="P3">*** <text:s text:c="3"/>Status: 0</text:p>
      <text:p text:style-name="P3">*** <text:s text:c="3"/>Date: <text:s text:c="2"/>2018-01-13 18:09:08.428927198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6.02: Add test files test-*.txt to the repository</text:p>
      <text:p text:style-name="P3">*** <text:s text:c="3"/>Cmd: <text:s text:c="2"/>git add --verbose "test-*.txt" <text:s text:c="2"/></text:p>
      <text:p text:style-name="P3">*** <text:s text:c="3"/>Date: <text:s/>2018-01-13 18:09:08.432770388</text:p>
      <text:p text:style-name="P3">*****************************************************************</text:p>
      <text:p text:style-name="P3"/>
      <text:p text:style-name="P3">add 'test-02.txt'</text:p>
      <text:p text:style-name="P3">add 'test-03.txt'</text:p>
      <text:p text:style-name="P3"/>
      <text:p text:style-name="P3">On branch development</text:p>
      <text:p text:style-name="P3">Changes to be committed:</text:p>
      <text:p text:style-name="P3"><text:s/>(use "git reset HEAD &lt;file&gt;..." to unstage)</text:p>
      <text:p text:style-name="P3"/>
      <text:p text:style-name="P3"><text:tab/>modified: <text:s text:c="2"/>test-02.txt</text:p>
      <text:p text:style-name="P3"><text:tab/>modified: <text:s text:c="2"/>test-03.txt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6.02: Add test files test-*.txt to the repository</text:p>
      <text:p text:style-name="P3">*** <text:s text:c="3"/>Status: 0</text:p>
      <text:p text:style-name="P3">*** <text:s text:c="3"/>Date: <text:s text:c="2"/>2018-01-13 18:09:08.608693831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6.03: Commit the test files to the repository</text:p>
      <text:p text:style-name="P3"><text:soft-page-break/>*** <text:s text:c="3"/>Cmd: <text:s text:c="2"/>git commit -m "06.03: Commit the test files to the repository" <text:s text:c="2"/></text:p>
      <text:p text:style-name="P3">*** <text:s text:c="3"/>Date: <text:s/>2018-01-13 18:09:08.613244465</text:p>
      <text:p text:style-name="P3">*****************************************************************</text:p>
      <text:p text:style-name="P3"/>
      <text:p text:style-name="P3">[development 820b487] 06.03: Commit the test files to the repository</text:p>
      <text:p text:style-name="P3">2 files changed, 18 insertions(+)</text:p>
      <text:p text:style-name="P3"/>
      <text:p text:style-name="P3">On branch development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6.03: Commit the test files to the repository</text:p>
      <text:p text:style-name="P3">*** <text:s text:c="3"/>Status: 0</text:p>
      <text:p text:style-name="P3">*** <text:s text:c="3"/>Date: <text:s text:c="2"/>2018-01-13 18:09:09.207363015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6.04: Display contents of test file test-01.txt</text:p>
      <text:p text:style-name="P3">*** <text:s text:c="3"/>Cmd: <text:s text:c="2"/>cat "test-01.txt" <text:s text:c="2"/></text:p>
      <text:p text:style-name="P3">*** <text:s text:c="3"/>Date: <text:s/>2018-01-13 18:09:09.211587413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7 -0600 $</text:p>
      <text:p text:style-name="P3">$Revision: 2018-01-13 18:09:07 -0600 $</text:p>
      <text:p text:style-name="P3">$Rev: <text:s text:c="5"/>2018-01-13 18:09:07 -0600 $</text:p>
      <text:p text:style-name="P3">$File: <text:s text:c="4"/>test-01.txt $</text:p>
      <text:p text:style-name="P3">$Source: <text:s text:c="2"/>test-01.txt $</text:p>
      <text:p text:style-name="P3">$Hash: <text:s text:c="4"/>5870d7ef1c049aac9a8b6de5927e7482389e881b $</text:p>
      <text:p text:style-name="P3">$Id: <text:s text:c="6"/>test-01.txt | 2018-01-13 18:09:07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6.04: Display contents of test file test-01.txt</text:p>
      <text:p text:style-name="P3">*** <text:s text:c="3"/>Status: 0</text:p>
      <text:p text:style-name="P3">*** <text:s text:c="3"/>Date: <text:s text:c="2"/>2018-01-13 18:09:09.21894886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6.05: Display contents of test file test-02.txt</text:p>
      <text:p text:style-name="P3">*** <text:s text:c="3"/>Cmd: <text:s text:c="2"/>cat "test-02.txt" <text:s text:c="2"/></text:p>
      <text:p text:style-name="P3">*** <text:s text:c="3"/>Date: <text:s/>2018-01-13 18:09:09.223308335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<text:soft-page-break/>$Rev: <text:s text:c="5"/>2018-01-13 18:09:08 -0600 $</text:p>
      <text:p text:style-name="P3">$File: <text:s text:c="4"/>test-02.txt $</text:p>
      <text:p text:style-name="P3">$Source: <text:s text:c="2"/>test-02.txt $</text:p>
      <text:p text:style-name="P3">$Hash: <text:s text:c="4"/>820b487174e91d527bbc47507c865200ed72a18b $</text:p>
      <text:p text:style-name="P3">$Id: <text:s text:c="6"/>test-02.txt | 2018-01-13 18:09:08 -0600 | david_rotthoff $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2.txt $</text:p>
      <text:p text:style-name="P3">$Source: <text:s text:c="2"/>test-02.txt $</text:p>
      <text:p text:style-name="P3">$Hash: <text:s text:c="4"/>820b487174e91d527bbc47507c865200ed72a18b $</text:p>
      <text:p text:style-name="P3">$Id: <text:s text:c="6"/>test-02.txt | 2018-01-13 18:09:08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6.05: Display contents of test file test-02.txt</text:p>
      <text:p text:style-name="P3">*** <text:s text:c="3"/>Status: 0</text:p>
      <text:p text:style-name="P3">*** <text:s text:c="3"/>Date: <text:s text:c="2"/>2018-01-13 18:09:09.230741405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6.06: Display contents of test file test-03.txt</text:p>
      <text:p text:style-name="P3">*** <text:s text:c="3"/>Cmd: <text:s text:c="2"/>cat "test-03.txt" <text:s text:c="2"/></text:p>
      <text:p text:style-name="P3">*** <text:s text:c="3"/>Date: <text:s/>2018-01-13 18:09:09.234506533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3.txt $</text:p>
      <text:p text:style-name="P3">$Source: <text:s text:c="2"/>test-03.txt $</text:p>
      <text:p text:style-name="P3">$Hash: <text:s text:c="4"/>820b487174e91d527bbc47507c865200ed72a18b $</text:p>
      <text:p text:style-name="P3">$Id: <text:s text:c="6"/>test-03.txt | 2018-01-13 18:09:08 -0600 | david_rotthoff $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3.txt $</text:p>
      <text:p text:style-name="P3">$Source: <text:s text:c="2"/>test-03.txt $</text:p>
      <text:p text:style-name="P3">$Hash: <text:s text:c="4"/>820b487174e91d527bbc47507c865200ed72a18b $</text:p>
      <text:p text:style-name="P3">$Id: <text:s text:c="6"/>test-03.txt | 2018-01-13 18:09:08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6.06: Display contents of test file test-03.txt</text:p>
      <text:p text:style-name="P3">*** <text:s text:c="3"/>Status: 0</text:p>
      <text:p text:style-name="P3"><text:soft-page-break/>*** <text:s text:c="3"/>Date: <text:s text:c="2"/>2018-01-13 18:09:09.241555413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6.07: List the test files</text:p>
      <text:p text:style-name="P3">*** <text:s text:c="3"/>Cmd: <text:s text:c="2"/>ls -lah "." <text:s text:c="2"/></text:p>
      <text:p text:style-name="P3">*** <text:s text:c="3"/>Date: <text:s/>2018-01-13 18:09:09.245207280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36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6.07: List the test files</text:p>
      <text:p text:style-name="P3">*** <text:s text:c="3"/>Status: 0</text:p>
      <text:p text:style-name="P3">*** <text:s text:c="3"/>Date: <text:s text:c="2"/>2018-01-13 18:09:09.258319453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Commit updated test files to the master repository</text:p>
      <text:p text:style-name="P3">*** <text:s text:c="3"/>Date: <text:s/>2018-01-13 18:09:09.262429169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07</text:p>
      <text:p text:style-name="P3">*** <text:s text:c="3"/>Title: Switch to the master branch in the master repository</text:p>
      <text:p text:style-name="P3">*** <text:s text:c="3"/>Date: <text:s/>2018-01-13 18:09:09.267011558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<text:soft-page-break/>*****************************************************************</text:p>
      <text:p text:style-name="P3">*** <text:s/>Step Start</text:p>
      <text:p text:style-name="P3">*** <text:s text:c="3"/>Title: 07.01: Checkout the master branch</text:p>
      <text:p text:style-name="P3">*** <text:s text:c="3"/>Cmd: <text:s text:c="2"/>git checkout "master" <text:s text:c="2"/></text:p>
      <text:p text:style-name="P3">*** <text:s text:c="3"/>Date: <text:s/>2018-01-13 18:09:09.271164099</text:p>
      <text:p text:style-name="P3">*****************************************************************</text:p>
      <text:p text:style-name="P3"/>
      <text:p text:style-name="P3">Switched to branch 'master'</text:p>
      <text:p text:style-name="P3">Your branch is ahead of 'origin/master' by 1 commit.</text:p>
      <text:p text:style-name="P3"><text:s/>(use "git push" to publish your local commits)</text:p>
      <text:p text:style-name="P3"/>
      <text:p text:style-name="P3">On branch master</text:p>
      <text:p text:style-name="P3">Your branch is ahead of 'origin/master' by 1 commit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7.01: Checkout the master branch</text:p>
      <text:p text:style-name="P3">*** <text:s text:c="3"/>Status: 0</text:p>
      <text:p text:style-name="P3">*** <text:s text:c="3"/>Date: <text:s text:c="2"/>2018-01-13 18:09:09.416117004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7.02: List the test files</text:p>
      <text:p text:style-name="P3">*** <text:s text:c="3"/>Cmd: <text:s text:c="2"/>ls -lah "." <text:s text:c="2"/></text:p>
      <text:p text:style-name="P3">*** <text:s text:c="3"/>Date: <text:s/>2018-01-13 18:09:09.420476694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24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7.02: List the test files</text:p>
      <text:p text:style-name="P3">*** <text:s text:c="3"/>Status: 0</text:p>
      <text:p text:style-name="P3">*** <text:s text:c="3"/>Date: <text:s text:c="2"/>2018-01-13 18:09:09.43331847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<text:soft-page-break/>*** <text:s/>Step Start</text:p>
      <text:p text:style-name="P3">*** <text:s text:c="3"/>Title: 07.03: Checkout the development branch</text:p>
      <text:p text:style-name="P3">*** <text:s text:c="3"/>Cmd: <text:s text:c="2"/>git checkout "development" <text:s text:c="2"/></text:p>
      <text:p text:style-name="P3">*** <text:s text:c="3"/>Date: <text:s/>2018-01-13 18:09:09.437670312</text:p>
      <text:p text:style-name="P3">*****************************************************************</text:p>
      <text:p text:style-name="P3"/>
      <text:p text:style-name="P3">Switched to branch 'development'</text:p>
      <text:p text:style-name="P3"/>
      <text:p text:style-name="P3">On branch development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7.03: Checkout the development branch</text:p>
      <text:p text:style-name="P3">*** <text:s text:c="3"/>Status: 0</text:p>
      <text:p text:style-name="P3">*** <text:s text:c="3"/>Date: <text:s text:c="2"/>2018-01-13 18:09:10.242594659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7.04: List the test files</text:p>
      <text:p text:style-name="P3">*** <text:s text:c="3"/>Cmd: <text:s text:c="2"/>ls -lah "." <text:s text:c="2"/></text:p>
      <text:p text:style-name="P3">*** <text:s text:c="3"/>Date: <text:s/>2018-01-13 18:09:10.245631920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36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7.04: List the test files</text:p>
      <text:p text:style-name="P3">*** <text:s text:c="3"/>Status: 0</text:p>
      <text:p text:style-name="P3">*** <text:s text:c="3"/>Date: <text:s text:c="2"/>2018-01-13 18:09:10.258543679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7.05: Checkout the master branch</text:p>
      <text:p text:style-name="P3"><text:soft-page-break/>*** <text:s text:c="3"/>Cmd: <text:s text:c="2"/>git checkout "master" <text:s text:c="2"/></text:p>
      <text:p text:style-name="P3">*** <text:s text:c="3"/>Date: <text:s/>2018-01-13 18:09:10.262159089</text:p>
      <text:p text:style-name="P3">*****************************************************************</text:p>
      <text:p text:style-name="P3"/>
      <text:p text:style-name="P3">Switched to branch 'master'</text:p>
      <text:p text:style-name="P3">Your branch is ahead of 'origin/master' by 1 commit.</text:p>
      <text:p text:style-name="P3"><text:s/>(use "git push" to publish your local commits)</text:p>
      <text:p text:style-name="P3"/>
      <text:p text:style-name="P3">On branch master</text:p>
      <text:p text:style-name="P3">Your branch is ahead of 'origin/master' by 1 commit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7.05: Checkout the master branch</text:p>
      <text:p text:style-name="P3">*** <text:s text:c="3"/>Status: 0</text:p>
      <text:p text:style-name="P3">*** <text:s text:c="3"/>Date: <text:s text:c="2"/>2018-01-13 18:09:10.420325798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7.06: List the test files</text:p>
      <text:p text:style-name="P3">*** <text:s text:c="3"/>Cmd: <text:s text:c="2"/>ls -lah "." <text:s text:c="2"/></text:p>
      <text:p text:style-name="P3">*** <text:s text:c="3"/>Date: <text:s/>2018-01-13 18:09:10.424305463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24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7.06: List the test files</text:p>
      <text:p text:style-name="P3">*** <text:s text:c="3"/>Status: 0</text:p>
      <text:p text:style-name="P3">*** <text:s text:c="3"/>Date: <text:s text:c="2"/>2018-01-13 18:09:10.436653458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Switch to the master branch in the master repository</text:p>
      <text:p text:style-name="P3"><text:soft-page-break/>*** <text:s text:c="3"/>Date: <text:s/>2018-01-13 18:09:10.440629319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08</text:p>
      <text:p text:style-name="P3">*** <text:s text:c="3"/>Title: Merge development branch to the master branch</text:p>
      <text:p text:style-name="P3">*** <text:s text:c="3"/>Date: <text:s/>2018-01-13 18:09:10.444615733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8.01: List the branches</text:p>
      <text:p text:style-name="P3">*** <text:s text:c="3"/>Cmd: <text:s text:c="2"/>git branch -a <text:s text:c="2"/></text:p>
      <text:p text:style-name="P3">*** <text:s text:c="3"/>Date: <text:s/>2018-01-13 18:09:10.448667316</text:p>
      <text:p text:style-name="P3">*****************************************************************</text:p>
      <text:p text:style-name="P3"/>
      <text:p text:style-name="P3"><text:s/>development</text:p>
      <text:p text:style-name="P3">* master</text:p>
      <text:p text:style-name="P3"><text:s/>remotes/origin/HEAD -&gt; origin/master</text:p>
      <text:p text:style-name="P3"><text:s/>remotes/origin/master</text:p>
      <text:p text:style-name="P3"/>
      <text:p text:style-name="P3">On branch master</text:p>
      <text:p text:style-name="P3">Your branch is ahead of 'origin/master' by 1 commit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8.01: List the branches</text:p>
      <text:p text:style-name="P3">*** <text:s text:c="3"/>Status: 0</text:p>
      <text:p text:style-name="P3">*** <text:s text:c="3"/>Date: <text:s text:c="2"/>2018-01-13 18:09:10.469016065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8.02: Merge development changes into the master branch</text:p>
      <text:p text:style-name="P3">*** <text:s text:c="3"/>Cmd: <text:s text:c="2"/>git merge "development" -m "Merge from development" <text:s text:c="2"/></text:p>
      <text:p text:style-name="P3">*** <text:s text:c="3"/>Date: <text:s/>2018-01-13 18:09:10.473216383</text:p>
      <text:p text:style-name="P3">*****************************************************************</text:p>
      <text:p text:style-name="P3"/>
      <text:p text:style-name="P3">Updating 1f34f92..820b487</text:p>
      <text:p text:style-name="P3">Fast-forward (no commit created; -m option ignored)</text:p>
      <text:p text:style-name="P3">test-01.txt | <text:s/>8 ++++++++</text:p>
      <text:p text:style-name="P3">test-02.txt | 17 +++++++++++++++++</text:p>
      <text:p text:style-name="P3">test-03.txt | 17 +++++++++++++++++</text:p>
      <text:p text:style-name="P3">3 files changed, 42 insertions(+)</text:p>
      <text:p text:style-name="P3"><text:soft-page-break/>create mode 100644 test-01.txt</text:p>
      <text:p text:style-name="P3">create mode 100644 test-02.txt</text:p>
      <text:p text:style-name="P3">create mode 100644 test-03.txt</text:p>
      <text:p text:style-name="P3"/>
      <text:p text:style-name="P3">On branch master</text:p>
      <text:p text:style-name="P3">Your branch is ahead of 'origin/master' by 3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8.02: Merge development changes into the master branch</text:p>
      <text:p text:style-name="P3">*** <text:s text:c="3"/>Status: 0</text:p>
      <text:p text:style-name="P3">*** <text:s text:c="3"/>Date: <text:s text:c="2"/>2018-01-13 18:09:11.28633577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8.03: List the test files after merge</text:p>
      <text:p text:style-name="P3">*** <text:s text:c="3"/>Cmd: <text:s text:c="2"/>ls -lah "." <text:s text:c="2"/></text:p>
      <text:p text:style-name="P3">*** <text:s text:c="3"/>Date: <text:s/>2018-01-13 18:09:11.290456733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36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8.03: List the test files after merge</text:p>
      <text:p text:style-name="P3">*** <text:s text:c="3"/>Status: 0</text:p>
      <text:p text:style-name="P3">*** <text:s text:c="3"/>Date: <text:s text:c="2"/>2018-01-13 18:09:11.303196967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8.04: Commit the changes</text:p>
      <text:p text:style-name="P3">*** <text:s text:c="3"/>Cmd: <text:s text:c="2"/>git commit -m "08.04: Commit the changes" <text:s text:c="2"/></text:p>
      <text:p text:style-name="P3">*** <text:s text:c="3"/>Date: <text:s/>2018-01-13 18:09:11.307213577</text:p>
      <text:p text:style-name="P3"><text:soft-page-break/>*****************************************************************</text:p>
      <text:p text:style-name="P3"/>
      <text:p text:style-name="P3">On branch master</text:p>
      <text:p text:style-name="P3">Your branch is ahead of 'origin/master' by 3 commits.</text:p>
      <text:p text:style-name="P3"><text:s/>(use "git push" to publish your local commits)</text:p>
      <text:p text:style-name="P3">nothing to commit, working tree clean</text:p>
      <text:p text:style-name="P3"/>
      <text:p text:style-name="P3">On branch master</text:p>
      <text:p text:style-name="P3">Your branch is ahead of 'origin/master' by 3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8.04: Commit the changes</text:p>
      <text:p text:style-name="P3">*** <text:s text:c="3"/>Status: 0</text:p>
      <text:p text:style-name="P3">*** <text:s text:c="3"/>Date: <text:s text:c="2"/>2018-01-13 18:09:11.42237067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8.05: List the test files after commit</text:p>
      <text:p text:style-name="P3">*** <text:s text:c="3"/>Cmd: <text:s text:c="2"/>ls -lah "." <text:s text:c="2"/></text:p>
      <text:p text:style-name="P3">*** <text:s text:c="3"/>Date: <text:s/>2018-01-13 18:09:11.426545413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36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8.05: List the test files after commit</text:p>
      <text:p text:style-name="P3">*** <text:s text:c="3"/>Status: 0</text:p>
      <text:p text:style-name="P3">*** <text:s text:c="3"/>Date: <text:s text:c="2"/>2018-01-13 18:09:11.439802705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<text:soft-page-break/>*** <text:s text:c="3"/>Title: 08.06: Display contents of test file test-01.txt</text:p>
      <text:p text:style-name="P3">*** <text:s text:c="3"/>Cmd: <text:s text:c="2"/>cat "test-01.txt" <text:s text:c="2"/></text:p>
      <text:p text:style-name="P3">*** <text:s text:c="3"/>Date: <text:s/>2018-01-13 18:09:11.443629735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7 -0600 $</text:p>
      <text:p text:style-name="P3">$Revision: 2018-01-13 18:09:07 -0600 $</text:p>
      <text:p text:style-name="P3">$Rev: <text:s text:c="5"/>2018-01-13 18:09:07 -0600 $</text:p>
      <text:p text:style-name="P3">$File: <text:s text:c="4"/>test-01.txt $</text:p>
      <text:p text:style-name="P3">$Source: <text:s text:c="2"/>test-01.txt $</text:p>
      <text:p text:style-name="P3">$Hash: <text:s text:c="4"/>5870d7ef1c049aac9a8b6de5927e7482389e881b $</text:p>
      <text:p text:style-name="P3">$Id: <text:s text:c="6"/>test-01.txt | 2018-01-13 18:09:07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8.06: Display contents of test file test-01.txt</text:p>
      <text:p text:style-name="P3">*** <text:s text:c="3"/>Status: 0</text:p>
      <text:p text:style-name="P3">*** <text:s text:c="3"/>Date: <text:s text:c="2"/>2018-01-13 18:09:11.45040298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8.07: Display contents of test file test-02.txt</text:p>
      <text:p text:style-name="P3">*** <text:s text:c="3"/>Cmd: <text:s text:c="2"/>cat "test-02.txt" <text:s text:c="2"/></text:p>
      <text:p text:style-name="P3">*** <text:s text:c="3"/>Date: <text:s/>2018-01-13 18:09:11.454728666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2.txt $</text:p>
      <text:p text:style-name="P3">$Source: <text:s text:c="2"/>test-02.txt $</text:p>
      <text:p text:style-name="P3">$Hash: <text:s text:c="4"/>820b487174e91d527bbc47507c865200ed72a18b $</text:p>
      <text:p text:style-name="P3">$Id: <text:s text:c="6"/>test-02.txt | 2018-01-13 18:09:08 -0600 | david_rotthoff $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2.txt $</text:p>
      <text:p text:style-name="P3">$Source: <text:s text:c="2"/>test-02.txt $</text:p>
      <text:p text:style-name="P3">$Hash: <text:s text:c="4"/>820b487174e91d527bbc47507c865200ed72a18b $</text:p>
      <text:p text:style-name="P3">$Id: <text:s text:c="6"/>test-02.txt | 2018-01-13 18:09:08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8.07: Display contents of test file test-02.txt</text:p>
      <text:p text:style-name="P3">*** <text:s text:c="3"/>Status: 0</text:p>
      <text:p text:style-name="P3">*** <text:s text:c="3"/>Date: <text:s text:c="2"/>2018-01-13 18:09:11.461590306</text:p>
      <text:p text:style-name="P3"><text:soft-page-break/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8.08: Display contents of test file test-03.txt</text:p>
      <text:p text:style-name="P3">*** <text:s text:c="3"/>Cmd: <text:s text:c="2"/>cat "test-03.txt" <text:s text:c="2"/></text:p>
      <text:p text:style-name="P3">*** <text:s text:c="3"/>Date: <text:s/>2018-01-13 18:09:11.465476808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3.txt $</text:p>
      <text:p text:style-name="P3">$Source: <text:s text:c="2"/>test-03.txt $</text:p>
      <text:p text:style-name="P3">$Hash: <text:s text:c="4"/>820b487174e91d527bbc47507c865200ed72a18b $</text:p>
      <text:p text:style-name="P3">$Id: <text:s text:c="6"/>test-03.txt | 2018-01-13 18:09:08 -0600 | david_rotthoff $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3.txt $</text:p>
      <text:p text:style-name="P3">$Source: <text:s text:c="2"/>test-03.txt $</text:p>
      <text:p text:style-name="P3">$Hash: <text:s text:c="4"/>820b487174e91d527bbc47507c865200ed72a18b $</text:p>
      <text:p text:style-name="P3">$Id: <text:s text:c="6"/>test-03.txt | 2018-01-13 18:09:08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8.08: Display contents of test file test-03.txt</text:p>
      <text:p text:style-name="P3">*** <text:s text:c="3"/>Status: 0</text:p>
      <text:p text:style-name="P3">*** <text:s text:c="3"/>Date: <text:s text:c="2"/>2018-01-13 18:09:11.472826111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Merge development branch to the master branch</text:p>
      <text:p text:style-name="P3">*** <text:s text:c="3"/>Date: <text:s/>2018-01-13 18:09:11.476746651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09</text:p>
      <text:p text:style-name="P3">*** <text:s text:c="3"/>Title: Add dev file to development branch</text:p>
      <text:p text:style-name="P3">*** <text:s text:c="3"/>Date: <text:s/>2018-01-13 18:09:11.480602600</text:p>
      <text:p text:style-name="P3">*****************************************************************</text:p>
      <text:p text:style-name="P3">*****************************************************************</text:p>
      <text:p text:style-name="P3"><text:soft-page-break/></text:p>
      <text:p text:style-name="P3">*****************************************************************</text:p>
      <text:p text:style-name="P3">*** <text:s/>Step Start</text:p>
      <text:p text:style-name="P3">*** <text:s text:c="3"/>Title: 09.01: Checkout the development branch</text:p>
      <text:p text:style-name="P3">*** <text:s text:c="3"/>Cmd: <text:s text:c="2"/>git checkout "development" <text:s text:c="2"/></text:p>
      <text:p text:style-name="P3">*** <text:s text:c="3"/>Date: <text:s/>2018-01-13 18:09:11.484321516</text:p>
      <text:p text:style-name="P3">*****************************************************************</text:p>
      <text:p text:style-name="P3"/>
      <text:p text:style-name="P3">Switched to branch 'development'</text:p>
      <text:p text:style-name="P3"/>
      <text:p text:style-name="P3">On branch development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01: Checkout the development branch</text:p>
      <text:p text:style-name="P3">*** <text:s text:c="3"/>Status: 0</text:p>
      <text:p text:style-name="P3">*** <text:s text:c="3"/>Date: <text:s text:c="2"/>2018-01-13 18:09:12.01776074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9.02: Build test file dev-01.txt</text:p>
      <text:p text:style-name="P3">*** <text:s text:c="3"/>Cmd: <text:s text:c="2"/>echo &gt;&gt; "dev-01.txt" <text:s text:c="2"/></text:p>
      <text:p text:style-name="P3">*** <text:s text:c="3"/>Date: <text:s/>2018-01-13 18:09:12.021491189</text:p>
      <text:p text:style-name="P3">*****************************************************************</text:p>
      <text:p text:style-name="P3"/>
      <text:p text:style-name="P3"/>
      <text:p text:style-name="P3">** 09.02: Build test file dev-01.txt - start file contents **</text:p>
      <text:p text:style-name="P3">$Author$</text:p>
      <text:p text:style-name="P3">$Date$</text:p>
      <text:p text:style-name="P3">$Revision$</text:p>
      <text:p text:style-name="P3">$Rev$</text:p>
      <text:p text:style-name="P3">$File$</text:p>
      <text:p text:style-name="P3">$Source$</text:p>
      <text:p text:style-name="P3">$Hash$</text:p>
      <text:p text:style-name="P3">$Id$</text:p>
      <text:p text:style-name="P3">** 09.02: Build test file dev-01.txt - end file contents **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02: Build test file dev-01.txt</text:p>
      <text:p text:style-name="P3">*** <text:s text:c="3"/>Status: 0</text:p>
      <text:p text:style-name="P3">*** <text:s text:c="3"/>Date: <text:s text:c="2"/>2018-01-13 18:09:12.03307301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9.03: List the test files after adding dev-01.txt</text:p>
      <text:p text:style-name="P3">*** <text:s text:c="3"/>Cmd: <text:s text:c="2"/>ls -lah "." <text:s text:c="2"/></text:p>
      <text:p text:style-name="P3">*** <text:s text:c="3"/>Date: <text:s/>2018-01-13 18:09:12.036879032</text:p>
      <text:p text:style-name="P3"><text:soft-page-break/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40K</text:p>
      <text:p text:style-name="P3"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 text:c="2"/>61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03: List the test files after adding dev-01.txt</text:p>
      <text:p text:style-name="P3">*** <text:s text:c="3"/>Status: 0</text:p>
      <text:p text:style-name="P3">*** <text:s text:c="3"/>Date: <text:s text:c="2"/>2018-01-13 18:09:12.04928218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9.04: Add dev file dev-01.txt to the repository</text:p>
      <text:p text:style-name="P3">*** <text:s text:c="3"/>Cmd: <text:s text:c="2"/>git add --verbose "dev-01.txt" <text:s text:c="2"/></text:p>
      <text:p text:style-name="P3">*** <text:s text:c="3"/>Date: <text:s/>2018-01-13 18:09:12.053396030</text:p>
      <text:p text:style-name="P3">*****************************************************************</text:p>
      <text:p text:style-name="P3"/>
      <text:p text:style-name="P3">add 'dev-01.txt'</text:p>
      <text:p text:style-name="P3"/>
      <text:p text:style-name="P3">On branch development</text:p>
      <text:p text:style-name="P3">Changes to be committed:</text:p>
      <text:p text:style-name="P3"><text:s/>(use "git reset HEAD &lt;file&gt;..." to unstage)</text:p>
      <text:p text:style-name="P3"/>
      <text:p text:style-name="P3"><text:tab/>new file: <text:s text:c="2"/>dev-01.txt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04: Add dev file dev-01.txt to the repository</text:p>
      <text:p text:style-name="P3">*** <text:s text:c="3"/>Status: 0</text:p>
      <text:p text:style-name="P3">*** <text:s text:c="3"/>Date: <text:s text:c="2"/>2018-01-13 18:09:12.13209489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<text:soft-page-break/>*** <text:s text:c="3"/>Title: 09.05: Commit the changes</text:p>
      <text:p text:style-name="P3">*** <text:s text:c="3"/>Cmd: <text:s text:c="2"/>git commit -m "09.05: Commit the changes" <text:s text:c="2"/></text:p>
      <text:p text:style-name="P3">*** <text:s text:c="3"/>Date: <text:s/>2018-01-13 18:09:12.135835116</text:p>
      <text:p text:style-name="P3">*****************************************************************</text:p>
      <text:p text:style-name="P3"/>
      <text:p text:style-name="P3">[development da302cb] 09.05: Commit the changes</text:p>
      <text:p text:style-name="P3">1 file changed, 8 insertions(+)</text:p>
      <text:p text:style-name="P3">create mode 100644 dev-01.txt</text:p>
      <text:p text:style-name="P3"/>
      <text:p text:style-name="P3">On branch development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05: Commit the changes</text:p>
      <text:p text:style-name="P3">*** <text:s text:c="3"/>Status: 0</text:p>
      <text:p text:style-name="P3">*** <text:s text:c="3"/>Date: <text:s text:c="2"/>2018-01-13 18:09:12.455396113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9.06: List the test files after adding dev-01.txt</text:p>
      <text:p text:style-name="P3">*** <text:s text:c="3"/>Cmd: <text:s text:c="2"/>ls -lah "." <text:s text:c="2"/></text:p>
      <text:p text:style-name="P3">*** <text:s text:c="3"/>Date: <text:s/>2018-01-13 18:09:12.459403681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40K</text:p>
      <text:p text:style-name="P3"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/>347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06: List the test files after adding dev-01.txt</text:p>
      <text:p text:style-name="P3">*** <text:s text:c="3"/>Status: 0</text:p>
      <text:p text:style-name="P3">*** <text:s text:c="3"/>Date: <text:s text:c="2"/>2018-01-13 18:09:12.471361347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<text:soft-page-break/>*** <text:s/>Step Start</text:p>
      <text:p text:style-name="P3">*** <text:s text:c="3"/>Title: 09.07: Display contents of test file dev-01.txt</text:p>
      <text:p text:style-name="P3">*** <text:s text:c="3"/>Cmd: <text:s text:c="2"/>cat "dev-01.txt" <text:s text:c="2"/></text:p>
      <text:p text:style-name="P3">*** <text:s text:c="3"/>Date: <text:s/>2018-01-13 18:09:12.475426025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2 -0600 $</text:p>
      <text:p text:style-name="P3">$Revision: 2018-01-13 18:09:12 -0600 $</text:p>
      <text:p text:style-name="P3">$Rev: <text:s text:c="5"/>2018-01-13 18:09:12 -0600 $</text:p>
      <text:p text:style-name="P3">$File: <text:s text:c="4"/>dev-01.txt $</text:p>
      <text:p text:style-name="P3">$Source: <text:s text:c="2"/>dev-01.txt $</text:p>
      <text:p text:style-name="P3">$Hash: <text:s text:c="4"/>da302cb6a08218e879daf557137b262f23072fd1 $</text:p>
      <text:p text:style-name="P3">$Id: <text:s text:c="6"/>dev-01.txt | 2018-01-13 18:09:12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07: Display contents of test file dev-01.txt</text:p>
      <text:p text:style-name="P3">*** <text:s text:c="3"/>Status: 0</text:p>
      <text:p text:style-name="P3">*** <text:s text:c="3"/>Date: <text:s text:c="2"/>2018-01-13 18:09:12.48271942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9.08: Display contents of test file master-01.txt</text:p>
      <text:p text:style-name="P3">*** <text:s text:c="3"/>Cmd: <text:s text:c="2"/>cat "master-01.txt" <text:s text:c="2"/></text:p>
      <text:p text:style-name="P3">*** <text:s text:c="3"/>Date: <text:s/>2018-01-13 18:09:12.486420388</text:p>
      <text:p text:style-name="P3">*****************************************************************</text:p>
      <text:p text:style-name="P3"/>
      <text:p text:style-name="P3">cat: master-01.txt: No such file or directory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08: Display contents of test file master-01.txt</text:p>
      <text:p text:style-name="P3">*** <text:s text:c="3"/>Status: 0</text:p>
      <text:p text:style-name="P3">*** <text:s text:c="3"/>Date: <text:s text:c="2"/>2018-01-13 18:09:12.49360902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9.09: Display contents of test file test-01.txt</text:p>
      <text:p text:style-name="P3">*** <text:s text:c="3"/>Cmd: <text:s text:c="2"/>cat "test-01.txt" <text:s text:c="2"/></text:p>
      <text:p text:style-name="P3">*** <text:s text:c="3"/>Date: <text:s/>2018-01-13 18:09:12.497716099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7 -0600 $</text:p>
      <text:p text:style-name="P3">$Revision: 2018-01-13 18:09:07 -0600 $</text:p>
      <text:p text:style-name="P3">$Rev: <text:s text:c="5"/>2018-01-13 18:09:07 -0600 $</text:p>
      <text:p text:style-name="P3">$File: <text:s text:c="4"/>test-01.txt $</text:p>
      <text:p text:style-name="P3"><text:soft-page-break/>$Source: <text:s text:c="2"/>test-01.txt $</text:p>
      <text:p text:style-name="P3">$Hash: <text:s text:c="4"/>5870d7ef1c049aac9a8b6de5927e7482389e881b $</text:p>
      <text:p text:style-name="P3">$Id: <text:s text:c="6"/>test-01.txt | 2018-01-13 18:09:07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09: Display contents of test file test-01.txt</text:p>
      <text:p text:style-name="P3">*** <text:s text:c="3"/>Status: 0</text:p>
      <text:p text:style-name="P3">*** <text:s text:c="3"/>Date: <text:s text:c="2"/>2018-01-13 18:09:12.504836117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9.10: Display contents of test file test-02.txt</text:p>
      <text:p text:style-name="P3">*** <text:s text:c="3"/>Cmd: <text:s text:c="2"/>cat "test-02.txt" <text:s text:c="2"/></text:p>
      <text:p text:style-name="P3">*** <text:s text:c="3"/>Date: <text:s/>2018-01-13 18:09:12.508869622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2.txt $</text:p>
      <text:p text:style-name="P3">$Source: <text:s text:c="2"/>test-02.txt $</text:p>
      <text:p text:style-name="P3">$Hash: <text:s text:c="4"/>820b487174e91d527bbc47507c865200ed72a18b $</text:p>
      <text:p text:style-name="P3">$Id: <text:s text:c="6"/>test-02.txt | 2018-01-13 18:09:08 -0600 | david_rotthoff $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2.txt $</text:p>
      <text:p text:style-name="P3">$Source: <text:s text:c="2"/>test-02.txt $</text:p>
      <text:p text:style-name="P3">$Hash: <text:s text:c="4"/>820b487174e91d527bbc47507c865200ed72a18b $</text:p>
      <text:p text:style-name="P3">$Id: <text:s text:c="6"/>test-02.txt | 2018-01-13 18:09:08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10: Display contents of test file test-02.txt</text:p>
      <text:p text:style-name="P3">*** <text:s text:c="3"/>Status: 0</text:p>
      <text:p text:style-name="P3">*** <text:s text:c="3"/>Date: <text:s text:c="2"/>2018-01-13 18:09:12.51571793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09.11: Display contents of test file test-03.txt</text:p>
      <text:p text:style-name="P3">*** <text:s text:c="3"/>Cmd: <text:s text:c="2"/>cat "test-03.txt" <text:s text:c="2"/></text:p>
      <text:p text:style-name="P3">*** <text:s text:c="3"/>Date: <text:s/>2018-01-13 18:09:12.519457521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<text:soft-page-break/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3.txt $</text:p>
      <text:p text:style-name="P3">$Source: <text:s text:c="2"/>test-03.txt $</text:p>
      <text:p text:style-name="P3">$Hash: <text:s text:c="4"/>820b487174e91d527bbc47507c865200ed72a18b $</text:p>
      <text:p text:style-name="P3">$Id: <text:s text:c="6"/>test-03.txt | 2018-01-13 18:09:08 -0600 | david_rotthoff $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3.txt $</text:p>
      <text:p text:style-name="P3">$Source: <text:s text:c="2"/>test-03.txt $</text:p>
      <text:p text:style-name="P3">$Hash: <text:s text:c="4"/>820b487174e91d527bbc47507c865200ed72a18b $</text:p>
      <text:p text:style-name="P3">$Id: <text:s text:c="6"/>test-03.txt | 2018-01-13 18:09:08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09.11: Display contents of test file test-03.txt</text:p>
      <text:p text:style-name="P3">*** <text:s text:c="3"/>Status: 0</text:p>
      <text:p text:style-name="P3">*** <text:s text:c="3"/>Date: <text:s text:c="2"/>2018-01-13 18:09:12.52656543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Add dev file to development branch</text:p>
      <text:p text:style-name="P3">*** <text:s text:c="3"/>Date: <text:s/>2018-01-13 18:09:12.530731913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10</text:p>
      <text:p text:style-name="P3">*** <text:s text:c="3"/>Title: Add master file to master branch</text:p>
      <text:p text:style-name="P3">*** <text:s text:c="3"/>Date: <text:s/>2018-01-13 18:09:12.534974601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01: Checkout the master branch</text:p>
      <text:p text:style-name="P3">*** <text:s text:c="3"/>Cmd: <text:s text:c="2"/>git checkout "master" <text:s text:c="2"/></text:p>
      <text:p text:style-name="P3">*** <text:s text:c="3"/>Date: <text:s/>2018-01-13 18:09:12.538778273</text:p>
      <text:p text:style-name="P3">*****************************************************************</text:p>
      <text:p text:style-name="P3"/>
      <text:p text:style-name="P3">Switched to branch 'master'</text:p>
      <text:p text:style-name="P3">Your branch is ahead of 'origin/master' by 3 commits.</text:p>
      <text:p text:style-name="P3"><text:soft-page-break/><text:s/>(use "git push" to publish your local commits)</text:p>
      <text:p text:style-name="P3"/>
      <text:p text:style-name="P3">On branch master</text:p>
      <text:p text:style-name="P3">Your branch is ahead of 'origin/master' by 3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01: Checkout the master branch</text:p>
      <text:p text:style-name="P3">*** <text:s text:c="3"/>Status: 0</text:p>
      <text:p text:style-name="P3">*** <text:s text:c="3"/>Date: <text:s text:c="2"/>2018-01-13 18:09:12.684492843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02: Build test file master-01.txt</text:p>
      <text:p text:style-name="P3">*** <text:s text:c="3"/>Cmd: <text:s text:c="2"/>echo &gt;&gt; "master-01.txt" <text:s text:c="2"/></text:p>
      <text:p text:style-name="P3">*** <text:s text:c="3"/>Date: <text:s/>2018-01-13 18:09:12.688846183</text:p>
      <text:p text:style-name="P3">*****************************************************************</text:p>
      <text:p text:style-name="P3"/>
      <text:p text:style-name="P3"/>
      <text:p text:style-name="P3">** 10.02: Build test file master-01.txt - start file contents **</text:p>
      <text:p text:style-name="P3">$Author$</text:p>
      <text:p text:style-name="P3">$Date$</text:p>
      <text:p text:style-name="P3">$Revision$</text:p>
      <text:p text:style-name="P3">$Rev$</text:p>
      <text:p text:style-name="P3">$File$</text:p>
      <text:p text:style-name="P3">$Source$</text:p>
      <text:p text:style-name="P3">$Hash$</text:p>
      <text:p text:style-name="P3">$Id$</text:p>
      <text:p text:style-name="P3">** 10.02: Build test file master-01.txt - end file contents **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02: Build test file master-01.txt</text:p>
      <text:p text:style-name="P3">*** <text:s text:c="3"/>Status: 0</text:p>
      <text:p text:style-name="P3">*** <text:s text:c="3"/>Date: <text:s text:c="2"/>2018-01-13 18:09:12.70093348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03: List the test files after adding master-01.txt</text:p>
      <text:p text:style-name="P3">*** <text:s text:c="3"/>Cmd: <text:s text:c="2"/>ls -lah "." <text:s text:c="2"/></text:p>
      <text:p text:style-name="P3">*** <text:s text:c="3"/>Date: <text:s/>2018-01-13 18:09:12.705213833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<text:soft-page-break/>total 40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 text:c="2"/>61 Jan 13 18:09 master-01.txt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03: List the test files after adding master-01.txt</text:p>
      <text:p text:style-name="P3">*** <text:s text:c="3"/>Status: 0</text:p>
      <text:p text:style-name="P3">*** <text:s text:c="3"/>Date: <text:s text:c="2"/>2018-01-13 18:09:12.718083897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04: Add master file master-01.txt to the repository</text:p>
      <text:p text:style-name="P3">*** <text:s text:c="3"/>Cmd: <text:s text:c="2"/>git add --verbose "master-01.txt" <text:s text:c="2"/></text:p>
      <text:p text:style-name="P3">*** <text:s text:c="3"/>Date: <text:s/>2018-01-13 18:09:12.722139045</text:p>
      <text:p text:style-name="P3">*****************************************************************</text:p>
      <text:p text:style-name="P3"/>
      <text:p text:style-name="P3">add 'master-01.txt'</text:p>
      <text:p text:style-name="P3"/>
      <text:p text:style-name="P3">On branch master</text:p>
      <text:p text:style-name="P3">Your branch is ahead of 'origin/master' by 3 commits.</text:p>
      <text:p text:style-name="P3"><text:s/>(use "git push" to publish your local commits)</text:p>
      <text:p text:style-name="P3">Changes to be committed:</text:p>
      <text:p text:style-name="P3"><text:s/>(use "git reset HEAD &lt;file&gt;..." to unstage)</text:p>
      <text:p text:style-name="P3"/>
      <text:p text:style-name="P3"><text:tab/>new file: <text:s text:c="2"/>master-01.txt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04: Add master file master-01.txt to the repository</text:p>
      <text:p text:style-name="P3">*** <text:s text:c="3"/>Status: 0</text:p>
      <text:p text:style-name="P3">*** <text:s text:c="3"/>Date: <text:s text:c="2"/>2018-01-13 18:09:12.803675831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05: Commit the changes</text:p>
      <text:p text:style-name="P3">*** <text:s text:c="3"/>Cmd: <text:s text:c="2"/>git commit -m "10.05: Commit the changes" <text:s text:c="2"/></text:p>
      <text:p text:style-name="P3">*** <text:s text:c="3"/>Date: <text:s/>2018-01-13 18:09:12.807303012</text:p>
      <text:p text:style-name="P3">*****************************************************************</text:p>
      <text:p text:style-name="P3"><text:soft-page-break/></text:p>
      <text:p text:style-name="P3">[master 461d162] 10.05: Commit the changes</text:p>
      <text:p text:style-name="P3">1 file changed, 8 insertions(+)</text:p>
      <text:p text:style-name="P3">create mode 100644 master-01.txt</text:p>
      <text:p text:style-name="P3"/>
      <text:p text:style-name="P3">On branch master</text:p>
      <text:p text:style-name="P3">Your branch is ahead of 'origin/master' by 4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05: Commit the changes</text:p>
      <text:p text:style-name="P3">*** <text:s text:c="3"/>Status: 0</text:p>
      <text:p text:style-name="P3">*** <text:s text:c="3"/>Date: <text:s text:c="2"/>2018-01-13 18:09:13.126457849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06: List the test files after adding master-01.txt</text:p>
      <text:p text:style-name="P3">*** <text:s text:c="3"/>Cmd: <text:s text:c="2"/>ls -lah "." <text:s text:c="2"/></text:p>
      <text:p text:style-name="P3">*** <text:s text:c="3"/>Date: <text:s/>2018-01-13 18:09:13.129680129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40K</text:p>
      <text:p text:style-name="P3">drwxrwxr-x <text:s text:c="2"/>4 mdrotthoff mdrotthoff 4.0K Jan 13 18:09 .</text:p>
      <text:p text:style-name="P3">drwxrwxr-x. 18 mdrotthoff mdrotthoff 4.0K Jan 13 18:09 ..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06: List the test files after adding master-01.txt</text:p>
      <text:p text:style-name="P3">*** <text:s text:c="3"/>Status: 0</text:p>
      <text:p text:style-name="P3">*** <text:s text:c="3"/>Date: <text:s text:c="2"/>2018-01-13 18:09:13.14365143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07: Display contents of test file dev-01.txt</text:p>
      <text:p text:style-name="P3"><text:soft-page-break/>*** <text:s text:c="3"/>Cmd: <text:s text:c="2"/>cat "dev-01.txt" <text:s text:c="2"/></text:p>
      <text:p text:style-name="P3">*** <text:s text:c="3"/>Date: <text:s/>2018-01-13 18:09:13.147369963</text:p>
      <text:p text:style-name="P3">*****************************************************************</text:p>
      <text:p text:style-name="P3"/>
      <text:p text:style-name="P3">cat: dev-01.txt: No such file or directory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07: Display contents of test file dev-01.txt</text:p>
      <text:p text:style-name="P3">*** <text:s text:c="3"/>Status: 0</text:p>
      <text:p text:style-name="P3">*** <text:s text:c="3"/>Date: <text:s text:c="2"/>2018-01-13 18:09:13.154470051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08: Display contents of test file master-01.txt</text:p>
      <text:p text:style-name="P3">*** <text:s text:c="3"/>Cmd: <text:s text:c="2"/>cat "master-01.txt" <text:s text:c="2"/></text:p>
      <text:p text:style-name="P3">*** <text:s text:c="3"/>Date: <text:s/>2018-01-13 18:09:13.158222538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2 -0600 $</text:p>
      <text:p text:style-name="P3">$Revision: 2018-01-13 18:09:12 -0600 $</text:p>
      <text:p text:style-name="P3">$Rev: <text:s text:c="5"/>2018-01-13 18:09:12 -0600 $</text:p>
      <text:p text:style-name="P3">$File: <text:s text:c="4"/>master-01.txt $</text:p>
      <text:p text:style-name="P3">$Source: <text:s text:c="2"/>master-01.txt $</text:p>
      <text:p text:style-name="P3">$Hash: <text:s text:c="4"/>461d16294e554e05a9b26ee6c62dddc13f088d69 $</text:p>
      <text:p text:style-name="P3">$Id: <text:s text:c="6"/>master-01.txt | 2018-01-13 18:09:12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08: Display contents of test file master-01.txt</text:p>
      <text:p text:style-name="P3">*** <text:s text:c="3"/>Status: 0</text:p>
      <text:p text:style-name="P3">*** <text:s text:c="3"/>Date: <text:s text:c="2"/>2018-01-13 18:09:13.16554514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09: Display contents of test file test-01.txt</text:p>
      <text:p text:style-name="P3">*** <text:s text:c="3"/>Cmd: <text:s text:c="2"/>cat "test-01.txt" <text:s text:c="2"/></text:p>
      <text:p text:style-name="P3">*** <text:s text:c="3"/>Date: <text:s/>2018-01-13 18:09:13.169657731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7 -0600 $</text:p>
      <text:p text:style-name="P3">$Revision: 2018-01-13 18:09:07 -0600 $</text:p>
      <text:p text:style-name="P3">$Rev: <text:s text:c="5"/>2018-01-13 18:09:07 -0600 $</text:p>
      <text:p text:style-name="P3">$File: <text:s text:c="4"/>test-01.txt $</text:p>
      <text:p text:style-name="P3">$Source: <text:s text:c="2"/>test-01.txt $</text:p>
      <text:p text:style-name="P3">$Hash: <text:s text:c="4"/>5870d7ef1c049aac9a8b6de5927e7482389e881b $</text:p>
      <text:p text:style-name="P3"><text:soft-page-break/>$Id: <text:s text:c="6"/>test-01.txt | 2018-01-13 18:09:07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09: Display contents of test file test-01.txt</text:p>
      <text:p text:style-name="P3">*** <text:s text:c="3"/>Status: 0</text:p>
      <text:p text:style-name="P3">*** <text:s text:c="3"/>Date: <text:s text:c="2"/>2018-01-13 18:09:13.17642402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10: Display contents of test file test-02.txt</text:p>
      <text:p text:style-name="P3">*** <text:s text:c="3"/>Cmd: <text:s text:c="2"/>cat "test-02.txt" <text:s text:c="2"/></text:p>
      <text:p text:style-name="P3">*** <text:s text:c="3"/>Date: <text:s/>2018-01-13 18:09:13.180376734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2.txt $</text:p>
      <text:p text:style-name="P3">$Source: <text:s text:c="2"/>test-02.txt $</text:p>
      <text:p text:style-name="P3">$Hash: <text:s text:c="4"/>820b487174e91d527bbc47507c865200ed72a18b $</text:p>
      <text:p text:style-name="P3">$Id: <text:s text:c="6"/>test-02.txt | 2018-01-13 18:09:08 -0600 | david_rotthoff $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2.txt $</text:p>
      <text:p text:style-name="P3">$Source: <text:s text:c="2"/>test-02.txt $</text:p>
      <text:p text:style-name="P3">$Hash: <text:s text:c="4"/>820b487174e91d527bbc47507c865200ed72a18b $</text:p>
      <text:p text:style-name="P3">$Id: <text:s text:c="6"/>test-02.txt | 2018-01-13 18:09:08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10: Display contents of test file test-02.txt</text:p>
      <text:p text:style-name="P3">*** <text:s text:c="3"/>Status: 0</text:p>
      <text:p text:style-name="P3">*** <text:s text:c="3"/>Date: <text:s text:c="2"/>2018-01-13 18:09:13.18715254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0.11: Display contents of test file test-03.txt</text:p>
      <text:p text:style-name="P3">*** <text:s text:c="3"/>Cmd: <text:s text:c="2"/>cat "test-03.txt" <text:s text:c="2"/></text:p>
      <text:p text:style-name="P3">*** <text:s text:c="3"/>Date: <text:s/>2018-01-13 18:09:13.190887477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<text:soft-page-break/>$Rev: <text:s text:c="5"/>2018-01-13 18:09:08 -0600 $</text:p>
      <text:p text:style-name="P3">$File: <text:s text:c="4"/>test-03.txt $</text:p>
      <text:p text:style-name="P3">$Source: <text:s text:c="2"/>test-03.txt $</text:p>
      <text:p text:style-name="P3">$Hash: <text:s text:c="4"/>820b487174e91d527bbc47507c865200ed72a18b $</text:p>
      <text:p text:style-name="P3">$Id: <text:s text:c="6"/>test-03.txt | 2018-01-13 18:09:08 -0600 | david_rotthoff $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3.txt $</text:p>
      <text:p text:style-name="P3">$Source: <text:s text:c="2"/>test-03.txt $</text:p>
      <text:p text:style-name="P3">$Hash: <text:s text:c="4"/>820b487174e91d527bbc47507c865200ed72a18b $</text:p>
      <text:p text:style-name="P3">$Id: <text:s text:c="6"/>test-03.txt | 2018-01-13 18:09:08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0.11: Display contents of test file test-03.txt</text:p>
      <text:p text:style-name="P3">*** <text:s text:c="3"/>Status: 0</text:p>
      <text:p text:style-name="P3">*** <text:s text:c="3"/>Date: <text:s text:c="2"/>2018-01-13 18:09:13.197806438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Add master file to master branch</text:p>
      <text:p text:style-name="P3">*** <text:s text:c="3"/>Date: <text:s/>2018-01-13 18:09:13.201566171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11</text:p>
      <text:p text:style-name="P3">*** <text:s text:c="3"/>Title: Merge development branch to master branch</text:p>
      <text:p text:style-name="P3">*** <text:s text:c="3"/>Date: <text:s/>2018-01-13 18:09:13.205189011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1.01: List the branches</text:p>
      <text:p text:style-name="P3">*** <text:s text:c="3"/>Cmd: <text:s text:c="2"/>git branch -a <text:s text:c="2"/></text:p>
      <text:p text:style-name="P3">*** <text:s text:c="3"/>Date: <text:s/>2018-01-13 18:09:13.209250069</text:p>
      <text:p text:style-name="P3">*****************************************************************</text:p>
      <text:p text:style-name="P3"/>
      <text:p text:style-name="P3"><text:s/>development</text:p>
      <text:p text:style-name="P3">* master</text:p>
      <text:p text:style-name="P3"><text:s/>remotes/origin/HEAD -&gt; origin/master</text:p>
      <text:p text:style-name="P3"><text:s/>remotes/origin/master</text:p>
      <text:p text:style-name="P3"><text:soft-page-break/></text:p>
      <text:p text:style-name="P3">On branch master</text:p>
      <text:p text:style-name="P3">Your branch is ahead of 'origin/master' by 4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1.01: List the branches</text:p>
      <text:p text:style-name="P3">*** <text:s text:c="3"/>Status: 0</text:p>
      <text:p text:style-name="P3">*** <text:s text:c="3"/>Date: <text:s text:c="2"/>2018-01-13 18:09:13.229503857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1.02: Merge development changes into the master branch</text:p>
      <text:p text:style-name="P3">*** <text:s text:c="3"/>Cmd: <text:s text:c="2"/>git merge "development" -m "Merge from development" <text:s text:c="2"/></text:p>
      <text:p text:style-name="P3">*** <text:s text:c="3"/>Date: <text:s/>2018-01-13 18:09:13.233748165</text:p>
      <text:p text:style-name="P3">*****************************************************************</text:p>
      <text:p text:style-name="P3"/>
      <text:p text:style-name="P3">Merge made by the 'recursive' strategy.</text:p>
      <text:p text:style-name="P3">dev-01.txt | 8 ++++++++</text:p>
      <text:p text:style-name="P3">1 file changed, 8 insertions(+)</text:p>
      <text:p text:style-name="P3">create mode 100644 dev-01.txt</text:p>
      <text:p text:style-name="P3"/>
      <text:p text:style-name="P3">On branch master</text:p>
      <text:p text:style-name="P3">Your branch is ahead of 'origin/master' by 6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1.02: Merge development changes into the master branch</text:p>
      <text:p text:style-name="P3">*** <text:s text:c="3"/>Status: 0</text:p>
      <text:p text:style-name="P3">*** <text:s text:c="3"/>Date: <text:s text:c="2"/>2018-01-13 18:09:13.57360539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1.03: List the test files after merging</text:p>
      <text:p text:style-name="P3">*** <text:s text:c="3"/>Cmd: <text:s text:c="2"/>ls -lah "." <text:s text:c="2"/></text:p>
      <text:p text:style-name="P3">*** <text:s text:c="3"/>Date: <text:s/>2018-01-13 18:09:13.577392830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44K</text:p>
      <text:p text:style-name="P3">drwxrwxr-x <text:s text:c="2"/>4 mdrotthoff mdrotthoff 4.0K Jan 13 18:09 .</text:p>
      <text:p text:style-name="P3">drwxrwxr-x. 18 mdrotthoff mdrotthoff 4.0K Jan 13 18:09 ..</text:p>
      <text:p text:style-name="P3"><text:soft-page-break/>-rw-rw-r-- <text:s text:c="2"/>1 mdrotthoff mdrotthoff <text:s/>347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1.03: List the test files after merging</text:p>
      <text:p text:style-name="P3">*** <text:s text:c="3"/>Status: 0</text:p>
      <text:p text:style-name="P3">*** <text:s text:c="3"/>Date: <text:s text:c="2"/>2018-01-13 18:09:13.590318354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1.04: Display contents of test file dev-01.txt</text:p>
      <text:p text:style-name="P3">*** <text:s text:c="3"/>Cmd: <text:s text:c="2"/>cat "dev-01.txt" <text:s text:c="2"/></text:p>
      <text:p text:style-name="P3">*** <text:s text:c="3"/>Date: <text:s/>2018-01-13 18:09:13.594993595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2 -0600 $</text:p>
      <text:p text:style-name="P3">$Revision: 2018-01-13 18:09:12 -0600 $</text:p>
      <text:p text:style-name="P3">$Rev: <text:s text:c="5"/>2018-01-13 18:09:12 -0600 $</text:p>
      <text:p text:style-name="P3">$File: <text:s text:c="4"/>dev-01.txt $</text:p>
      <text:p text:style-name="P3">$Source: <text:s text:c="2"/>dev-01.txt $</text:p>
      <text:p text:style-name="P3">$Hash: <text:s text:c="4"/>da302cb6a08218e879daf557137b262f23072fd1 $</text:p>
      <text:p text:style-name="P3">$Id: <text:s text:c="6"/>dev-01.txt | 2018-01-13 18:09:12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1.04: Display contents of test file dev-01.txt</text:p>
      <text:p text:style-name="P3">*** <text:s text:c="3"/>Status: 0</text:p>
      <text:p text:style-name="P3">*** <text:s text:c="3"/>Date: <text:s text:c="2"/>2018-01-13 18:09:13.60258547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1.05: Display contents of test file master-01.txt</text:p>
      <text:p text:style-name="P3">*** <text:s text:c="3"/>Cmd: <text:s text:c="2"/>cat "master-01.txt" <text:s text:c="2"/></text:p>
      <text:p text:style-name="P3">*** <text:s text:c="3"/>Date: <text:s/>2018-01-13 18:09:13.606393522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2 -0600 $</text:p>
      <text:p text:style-name="P3">$Revision: 2018-01-13 18:09:12 -0600 $</text:p>
      <text:p text:style-name="P3"><text:soft-page-break/>$Rev: <text:s text:c="5"/>2018-01-13 18:09:12 -0600 $</text:p>
      <text:p text:style-name="P3">$File: <text:s text:c="4"/>master-01.txt $</text:p>
      <text:p text:style-name="P3">$Source: <text:s text:c="2"/>master-01.txt $</text:p>
      <text:p text:style-name="P3">$Hash: <text:s text:c="4"/>461d16294e554e05a9b26ee6c62dddc13f088d69 $</text:p>
      <text:p text:style-name="P3">$Id: <text:s text:c="6"/>master-01.txt | 2018-01-13 18:09:12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1.05: Display contents of test file master-01.txt</text:p>
      <text:p text:style-name="P3">*** <text:s text:c="3"/>Status: 0</text:p>
      <text:p text:style-name="P3">*** <text:s text:c="3"/>Date: <text:s text:c="2"/>2018-01-13 18:09:13.612944303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1.06: Display contents of test file test-01.txt</text:p>
      <text:p text:style-name="P3">*** <text:s text:c="3"/>Cmd: <text:s text:c="2"/>cat "test-01.txt" <text:s text:c="2"/></text:p>
      <text:p text:style-name="P3">*** <text:s text:c="3"/>Date: <text:s/>2018-01-13 18:09:13.616820588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7 -0600 $</text:p>
      <text:p text:style-name="P3">$Revision: 2018-01-13 18:09:07 -0600 $</text:p>
      <text:p text:style-name="P3">$Rev: <text:s text:c="5"/>2018-01-13 18:09:07 -0600 $</text:p>
      <text:p text:style-name="P3">$File: <text:s text:c="4"/>test-01.txt $</text:p>
      <text:p text:style-name="P3">$Source: <text:s text:c="2"/>test-01.txt $</text:p>
      <text:p text:style-name="P3">$Hash: <text:s text:c="4"/>5870d7ef1c049aac9a8b6de5927e7482389e881b $</text:p>
      <text:p text:style-name="P3">$Id: <text:s text:c="6"/>test-01.txt | 2018-01-13 18:09:07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1.06: Display contents of test file test-01.txt</text:p>
      <text:p text:style-name="P3">*** <text:s text:c="3"/>Status: 0</text:p>
      <text:p text:style-name="P3">*** <text:s text:c="3"/>Date: <text:s text:c="2"/>2018-01-13 18:09:13.623513753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1.07: Display contents of test file test-02.txt</text:p>
      <text:p text:style-name="P3">*** <text:s text:c="3"/>Cmd: <text:s text:c="2"/>cat "test-02.txt" <text:s text:c="2"/></text:p>
      <text:p text:style-name="P3">*** <text:s text:c="3"/>Date: <text:s/>2018-01-13 18:09:13.627342812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2.txt $</text:p>
      <text:p text:style-name="P3">$Source: <text:s text:c="2"/>test-02.txt $</text:p>
      <text:p text:style-name="P3">$Hash: <text:s text:c="4"/>820b487174e91d527bbc47507c865200ed72a18b $</text:p>
      <text:p text:style-name="P3">$Id: <text:s text:c="6"/>test-02.txt | 2018-01-13 18:09:08 -0600 | david_rotthoff $</text:p>
      <text:p text:style-name="P3"><text:soft-page-break/></text:p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2.txt $</text:p>
      <text:p text:style-name="P3">$Source: <text:s text:c="2"/>test-02.txt $</text:p>
      <text:p text:style-name="P3">$Hash: <text:s text:c="4"/>820b487174e91d527bbc47507c865200ed72a18b $</text:p>
      <text:p text:style-name="P3">$Id: <text:s text:c="6"/>test-02.txt | 2018-01-13 18:09:08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1.07: Display contents of test file test-02.txt</text:p>
      <text:p text:style-name="P3">*** <text:s text:c="3"/>Status: 0</text:p>
      <text:p text:style-name="P3">*** <text:s text:c="3"/>Date: <text:s text:c="2"/>2018-01-13 18:09:13.63370148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1.08: Display contents of test file test-03.txt</text:p>
      <text:p text:style-name="P3">*** <text:s text:c="3"/>Cmd: <text:s text:c="2"/>cat "test-03.txt" <text:s text:c="2"/></text:p>
      <text:p text:style-name="P3">*** <text:s text:c="3"/>Date: <text:s/>2018-01-13 18:09:13.638127426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3.txt $</text:p>
      <text:p text:style-name="P3">$Source: <text:s text:c="2"/>test-03.txt $</text:p>
      <text:p text:style-name="P3">$Hash: <text:s text:c="4"/>820b487174e91d527bbc47507c865200ed72a18b $</text:p>
      <text:p text:style-name="P3">$Id: <text:s text:c="6"/>test-03.txt | 2018-01-13 18:09:08 -0600 | david_rotthoff $</text:p>
      <text:p text:style-name="P3"/>
      <text:p text:style-name="P3">$Author: <text:s text:c="2"/>david_rotthoff &lt;david_rotthoff@rotthoff.home&gt; $</text:p>
      <text:p text:style-name="P3">$Date: <text:s text:c="4"/>2018-01-13 18:09:08 -0600 $</text:p>
      <text:p text:style-name="P3">$Revision: 2018-01-13 18:09:08 -0600 $</text:p>
      <text:p text:style-name="P3">$Rev: <text:s text:c="5"/>2018-01-13 18:09:08 -0600 $</text:p>
      <text:p text:style-name="P3">$File: <text:s text:c="4"/>test-03.txt $</text:p>
      <text:p text:style-name="P3">$Source: <text:s text:c="2"/>test-03.txt $</text:p>
      <text:p text:style-name="P3">$Hash: <text:s text:c="4"/>820b487174e91d527bbc47507c865200ed72a18b $</text:p>
      <text:p text:style-name="P3">$Id: <text:s text:c="6"/>test-03.txt | 2018-01-13 18:09:08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1.08: Display contents of test file test-03.txt</text:p>
      <text:p text:style-name="P3">*** <text:s text:c="3"/>Status: 0</text:p>
      <text:p text:style-name="P3">*** <text:s text:c="3"/>Date: <text:s text:c="2"/>2018-01-13 18:09:13.645526921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<text:soft-page-break/>*** <text:s text:c="3"/>Title: 11.09: Show the repo status</text:p>
      <text:p text:style-name="P3">*** <text:s text:c="3"/>Cmd: <text:s text:c="2"/>git status <text:s text:c="2"/></text:p>
      <text:p text:style-name="P3">*** <text:s text:c="3"/>Date: <text:s/>2018-01-13 18:09:13.649730650</text:p>
      <text:p text:style-name="P3">*****************************************************************</text:p>
      <text:p text:style-name="P3"/>
      <text:p text:style-name="P3">On branch master</text:p>
      <text:p text:style-name="P3">Your branch is ahead of 'origin/master' by 6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1.09: Show the repo status</text:p>
      <text:p text:style-name="P3">*** <text:s text:c="3"/>Status: 0</text:p>
      <text:p text:style-name="P3">*** <text:s text:c="3"/>Date: <text:s text:c="2"/>2018-01-13 18:09:13.69791412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Merge development branch to master branch</text:p>
      <text:p text:style-name="P3">*** <text:s text:c="3"/>Date: <text:s/>2018-01-13 18:09:13.701743743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12</text:p>
      <text:p text:style-name="P3">*** <text:s text:c="3"/>Title: Rebase the master branch</text:p>
      <text:p text:style-name="P3">*** <text:s text:c="3"/>Date: <text:s/>2018-01-13 18:09:13.705995402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2.01: Rebase the master branch</text:p>
      <text:p text:style-name="P3">*** <text:s text:c="3"/>Cmd: <text:s text:c="2"/>git rebase <text:s text:c="2"/></text:p>
      <text:p text:style-name="P3">*** <text:s text:c="3"/>Date: <text:s/>2018-01-13 18:09:13.710391274</text:p>
      <text:p text:style-name="P3">*****************************************************************</text:p>
      <text:p text:style-name="P3"/>
      <text:p text:style-name="P3">First, rewinding head to replay your work on top of it...</text:p>
      <text:p text:style-name="P3">warning: unable to rmdir test-repo2: Directory not empty</text:p>
      <text:p text:style-name="P3">Applying: 02.10: Commit the submodule to the repository</text:p>
      <text:p text:style-name="P3">Applying: 05.01: Commit the test files to the repository</text:p>
      <text:p text:style-name="P3">Applying: 06.03: Commit the test files to the repository</text:p>
      <text:p text:style-name="P3">Applying: 09.05: Commit the changes</text:p>
      <text:p text:style-name="P3">Applying: 10.05: Commit the changes</text:p>
      <text:p text:style-name="P3"/>
      <text:p text:style-name="P3">On branch master</text:p>
      <text:p text:style-name="P3"><text:soft-page-break/>Your branch is ahead of 'origin/master' by 5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2.01: Rebase the master branch</text:p>
      <text:p text:style-name="P3">*** <text:s text:c="3"/>Status: 0</text:p>
      <text:p text:style-name="P3">*** <text:s text:c="3"/>Date: <text:s text:c="2"/>2018-01-13 18:09:15.914263208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2.02: List the branches</text:p>
      <text:p text:style-name="P3">*** <text:s text:c="3"/>Cmd: <text:s text:c="2"/>git branch -a <text:s text:c="2"/></text:p>
      <text:p text:style-name="P3">*** <text:s text:c="3"/>Date: <text:s/>2018-01-13 18:09:15.918696204</text:p>
      <text:p text:style-name="P3">*****************************************************************</text:p>
      <text:p text:style-name="P3"/>
      <text:p text:style-name="P3"><text:s/>development</text:p>
      <text:p text:style-name="P3">* master</text:p>
      <text:p text:style-name="P3"><text:s/>remotes/origin/HEAD -&gt; origin/master</text:p>
      <text:p text:style-name="P3"><text:s/>remotes/origin/master</text:p>
      <text:p text:style-name="P3"/>
      <text:p text:style-name="P3">On branch master</text:p>
      <text:p text:style-name="P3">Your branch is ahead of 'origin/master' by 5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2.02: List the branches</text:p>
      <text:p text:style-name="P3">*** <text:s text:c="3"/>Status: 0</text:p>
      <text:p text:style-name="P3">*** <text:s text:c="3"/>Date: <text:s text:c="2"/>2018-01-13 18:09:16.07029383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2.03: List the test files after rebase operation</text:p>
      <text:p text:style-name="P3">*** <text:s text:c="3"/>Cmd: <text:s text:c="2"/>ls -lah "." <text:s text:c="2"/></text:p>
      <text:p text:style-name="P3">*** <text:s text:c="3"/>Date: <text:s/>2018-01-13 18:09:16.074891181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44K</text:p>
      <text:p text:style-name="P3"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/>347 Jan 13 18:09 dev-01.txt</text:p>
      <text:p text:style-name="P3">drwxrwxr-x <text:s/>10 mdrotthoff mdrotthoff 4.0K Jan 13 18:09 .git</text:p>
      <text:p text:style-name="P3"><text:soft-page-break/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2.03: List the test files after rebase operation</text:p>
      <text:p text:style-name="P3">*** <text:s text:c="3"/>Status: 0</text:p>
      <text:p text:style-name="P3">*** <text:s text:c="3"/>Date: <text:s text:c="2"/>2018-01-13 18:09:16.088216173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2.04: Display contents of test file dev-01.txt</text:p>
      <text:p text:style-name="P3">*** <text:s text:c="3"/>Cmd: <text:s text:c="2"/>cat "dev-01.txt" <text:s text:c="2"/></text:p>
      <text:p text:style-name="P3">*** <text:s text:c="3"/>Date: <text:s/>2018-01-13 18:09:16.092183353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dev-01.txt $</text:p>
      <text:p text:style-name="P3">$Source: <text:s text:c="2"/>dev-01.txt $</text:p>
      <text:p text:style-name="P3">$Hash: <text:s text:c="4"/>bbde87f9ba5c95c3f70dc4bc2ab339189d1bfdca $</text:p>
      <text:p text:style-name="P3">$Id: <text:s text:c="6"/>dev-01.txt | 2018-01-13 18:09:14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2.04: Display contents of test file dev-01.txt</text:p>
      <text:p text:style-name="P3">*** <text:s text:c="3"/>Status: 0</text:p>
      <text:p text:style-name="P3">*** <text:s text:c="3"/>Date: <text:s text:c="2"/>2018-01-13 18:09:16.09923739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2.05: Display contents of test file master-01.txt</text:p>
      <text:p text:style-name="P3">*** <text:s text:c="3"/>Cmd: <text:s text:c="2"/>cat "master-01.txt" <text:s text:c="2"/></text:p>
      <text:p text:style-name="P3">*** <text:s text:c="3"/>Date: <text:s/>2018-01-13 18:09:16.103517411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master-01.txt $</text:p>
      <text:p text:style-name="P3"><text:soft-page-break/>$Source: <text:s text:c="2"/>master-01.txt $</text:p>
      <text:p text:style-name="P3">$Hash: <text:s text:c="4"/>2c1255b29a5dbdaafe47589860c91768d210eded $</text:p>
      <text:p text:style-name="P3">$Id: <text:s text:c="6"/>master-01.txt | 2018-01-13 18:09:14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2.05: Display contents of test file master-01.txt</text:p>
      <text:p text:style-name="P3">*** <text:s text:c="3"/>Status: 0</text:p>
      <text:p text:style-name="P3">*** <text:s text:c="3"/>Date: <text:s text:c="2"/>2018-01-13 18:09:16.11081396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2.06: Display contents of test file test-01.txt</text:p>
      <text:p text:style-name="P3">*** <text:s text:c="3"/>Cmd: <text:s text:c="2"/>cat "test-01.txt" <text:s text:c="2"/></text:p>
      <text:p text:style-name="P3">*** <text:s text:c="3"/>Date: <text:s/>2018-01-13 18:09:16.114814678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test-01.txt $</text:p>
      <text:p text:style-name="P3">$Source: <text:s text:c="2"/>test-01.txt $</text:p>
      <text:p text:style-name="P3">$Hash: <text:s text:c="4"/>0d59425c1dc91aa281dece7f99921389636b3dc6 $</text:p>
      <text:p text:style-name="P3">$Id: <text:s text:c="6"/>test-01.txt | 2018-01-13 18:09:14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2.06: Display contents of test file test-01.txt</text:p>
      <text:p text:style-name="P3">*** <text:s text:c="3"/>Status: 0</text:p>
      <text:p text:style-name="P3">*** <text:s text:c="3"/>Date: <text:s text:c="2"/>2018-01-13 18:09:16.122195034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2.07: Display contents of test file test-02.txt</text:p>
      <text:p text:style-name="P3">*** <text:s text:c="3"/>Cmd: <text:s text:c="2"/>cat "test-02.txt" <text:s text:c="2"/></text:p>
      <text:p text:style-name="P3">*** <text:s text:c="3"/>Date: <text:s/>2018-01-13 18:09:16.126191775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test-02.txt $</text:p>
      <text:p text:style-name="P3">$Source: <text:s text:c="2"/>test-02.txt $</text:p>
      <text:p text:style-name="P3">$Hash: <text:s text:c="4"/>9eedb39f5a21007772ed0a42185af6c19f02a3aa $</text:p>
      <text:p text:style-name="P3">$Id: <text:s text:c="6"/>test-02.txt | 2018-01-13 18:09:14 -0600 | david_rotthoff $</text:p>
      <text:p text:style-name="P3"/>
      <text:p text:style-name="P3">$Author: <text:s text:c="2"/>david_rotthoff &lt;david_rotthoff@rotthoff.home&gt; $</text:p>
      <text:p text:style-name="P3"><text:soft-page-break/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test-02.txt $</text:p>
      <text:p text:style-name="P3">$Source: <text:s text:c="2"/>test-02.txt $</text:p>
      <text:p text:style-name="P3">$Hash: <text:s text:c="4"/>9eedb39f5a21007772ed0a42185af6c19f02a3aa $</text:p>
      <text:p text:style-name="P3">$Id: <text:s text:c="6"/>test-02.txt | 2018-01-13 18:09:14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2.07: Display contents of test file test-02.txt</text:p>
      <text:p text:style-name="P3">*** <text:s text:c="3"/>Status: 0</text:p>
      <text:p text:style-name="P3">*** <text:s text:c="3"/>Date: <text:s text:c="2"/>2018-01-13 18:09:16.133068584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2.08: Display contents of test file test-03.txt</text:p>
      <text:p text:style-name="P3">*** <text:s text:c="3"/>Cmd: <text:s text:c="2"/>cat "test-03.txt" <text:s text:c="2"/></text:p>
      <text:p text:style-name="P3">*** <text:s text:c="3"/>Date: <text:s/>2018-01-13 18:09:16.136918203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test-03.txt $</text:p>
      <text:p text:style-name="P3">$Source: <text:s text:c="2"/>test-03.txt $</text:p>
      <text:p text:style-name="P3">$Hash: <text:s text:c="4"/>9eedb39f5a21007772ed0a42185af6c19f02a3aa $</text:p>
      <text:p text:style-name="P3">$Id: <text:s text:c="6"/>test-03.txt | 2018-01-13 18:09:14 -0600 | david_rotthoff $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test-03.txt $</text:p>
      <text:p text:style-name="P3">$Source: <text:s text:c="2"/>test-03.txt $</text:p>
      <text:p text:style-name="P3">$Hash: <text:s text:c="4"/>9eedb39f5a21007772ed0a42185af6c19f02a3aa $</text:p>
      <text:p text:style-name="P3">$Id: <text:s text:c="6"/>test-03.txt | 2018-01-13 18:09:14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2.08: Display contents of test file test-03.txt</text:p>
      <text:p text:style-name="P3">*** <text:s text:c="3"/>Status: 0</text:p>
      <text:p text:style-name="P3">*** <text:s text:c="3"/>Date: <text:s text:c="2"/>2018-01-13 18:09:16.143599224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2.09: Show the repo status</text:p>
      <text:p text:style-name="P3">*** <text:s text:c="3"/>Cmd: <text:s text:c="2"/>git status <text:s text:c="2"/></text:p>
      <text:p text:style-name="P3"><text:soft-page-break/>*** <text:s text:c="3"/>Date: <text:s/>2018-01-13 18:09:16.147373718</text:p>
      <text:p text:style-name="P3">*****************************************************************</text:p>
      <text:p text:style-name="P3"/>
      <text:p text:style-name="P3">On branch master</text:p>
      <text:p text:style-name="P3">Your branch is ahead of 'origin/master' by 5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2.09: Show the repo status</text:p>
      <text:p text:style-name="P3">*** <text:s text:c="3"/>Status: 0</text:p>
      <text:p text:style-name="P3">*** <text:s text:c="3"/>Date: <text:s text:c="2"/>2018-01-13 18:09:16.161263075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Rebase the master branch</text:p>
      <text:p text:style-name="P3">*** <text:s text:c="3"/>Date: <text:s/>2018-01-13 18:09:16.165460306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13</text:p>
      <text:p text:style-name="P3">*** <text:s text:c="3"/>Title: Merge master branch to development branch</text:p>
      <text:p text:style-name="P3">*** <text:s text:c="3"/>Date: <text:s/>2018-01-13 18:09:16.169474030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3.01: Checkout the development branch</text:p>
      <text:p text:style-name="P3">*** <text:s text:c="3"/>Cmd: <text:s text:c="2"/>git checkout "development" <text:s text:c="2"/></text:p>
      <text:p text:style-name="P3">*** <text:s text:c="3"/>Date: <text:s/>2018-01-13 18:09:16.173333927</text:p>
      <text:p text:style-name="P3">*****************************************************************</text:p>
      <text:p text:style-name="P3"/>
      <text:p text:style-name="P3">Switched to branch 'development'</text:p>
      <text:p text:style-name="P3"/>
      <text:p text:style-name="P3">On branch development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3.01: Checkout the development branch</text:p>
      <text:p text:style-name="P3">*** <text:s text:c="3"/>Status: 0</text:p>
      <text:p text:style-name="P3">*** <text:s text:c="3"/>Date: <text:s text:c="2"/>2018-01-13 18:09:16.286626830</text:p>
      <text:p text:style-name="P3">*****************************************************************</text:p>
      <text:p text:style-name="P3"><text:soft-page-break/></text:p>
      <text:p text:style-name="P3">*****************************************************************</text:p>
      <text:p text:style-name="P3">*** <text:s/>Step Start</text:p>
      <text:p text:style-name="P3">*** <text:s text:c="3"/>Title: 13.02: Merge master changes into the development branch</text:p>
      <text:p text:style-name="P3">*** <text:s text:c="3"/>Cmd: <text:s text:c="2"/>git merge "master" -m "Merge from master" <text:s text:c="2"/></text:p>
      <text:p text:style-name="P3">*** <text:s text:c="3"/>Date: <text:s/>2018-01-13 18:09:16.290285743</text:p>
      <text:p text:style-name="P3">*****************************************************************</text:p>
      <text:p text:style-name="P3"/>
      <text:p text:style-name="P3">Merge made by the 'recursive' strategy.</text:p>
      <text:p text:style-name="P3">master-01.txt | 8 ++++++++</text:p>
      <text:p text:style-name="P3">1 file changed, 8 insertions(+)</text:p>
      <text:p text:style-name="P3">create mode 100644 master-01.txt</text:p>
      <text:p text:style-name="P3"/>
      <text:p text:style-name="P3">On branch development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3.02: Merge master changes into the development branch</text:p>
      <text:p text:style-name="P3">*** <text:s text:c="3"/>Status: 0</text:p>
      <text:p text:style-name="P3">*** <text:s text:c="3"/>Date: <text:s text:c="2"/>2018-01-13 18:09:16.62933925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3.03: List the test files after merging master</text:p>
      <text:p text:style-name="P3">*** <text:s text:c="3"/>Cmd: <text:s text:c="2"/>ls -lah "." <text:s text:c="2"/></text:p>
      <text:p text:style-name="P3">*** <text:s text:c="3"/>Date: <text:s/>2018-01-13 18:09:16.633501562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44K</text:p>
      <text:p text:style-name="P3"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/>347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3.03: List the test files after merging master</text:p>
      <text:p text:style-name="P3"><text:soft-page-break/>*** <text:s text:c="3"/>Status: 0</text:p>
      <text:p text:style-name="P3">*** <text:s text:c="3"/>Date: <text:s text:c="2"/>2018-01-13 18:09:16.646316089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3.04: Display contents of test file dev-01.txt</text:p>
      <text:p text:style-name="P3">*** <text:s text:c="3"/>Cmd: <text:s text:c="2"/>cat "dev-01.txt" <text:s text:c="2"/></text:p>
      <text:p text:style-name="P3">*** <text:s text:c="3"/>Date: <text:s/>2018-01-13 18:09:16.650454523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dev-01.txt $</text:p>
      <text:p text:style-name="P3">$Source: <text:s text:c="2"/>dev-01.txt $</text:p>
      <text:p text:style-name="P3">$Hash: <text:s text:c="4"/>bbde87f9ba5c95c3f70dc4bc2ab339189d1bfdca $</text:p>
      <text:p text:style-name="P3">$Id: <text:s text:c="6"/>dev-01.txt | 2018-01-13 18:09:14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3.04: Display contents of test file dev-01.txt</text:p>
      <text:p text:style-name="P3">*** <text:s text:c="3"/>Status: 0</text:p>
      <text:p text:style-name="P3">*** <text:s text:c="3"/>Date: <text:s text:c="2"/>2018-01-13 18:09:16.657582394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3.05: Display contents of test file master-01.txt</text:p>
      <text:p text:style-name="P3">*** <text:s text:c="3"/>Cmd: <text:s text:c="2"/>cat "master-01.txt" <text:s text:c="2"/></text:p>
      <text:p text:style-name="P3">*** <text:s text:c="3"/>Date: <text:s/>2018-01-13 18:09:16.661698637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master-01.txt $</text:p>
      <text:p text:style-name="P3">$Source: <text:s text:c="2"/>master-01.txt $</text:p>
      <text:p text:style-name="P3">$Hash: <text:s text:c="4"/>2c1255b29a5dbdaafe47589860c91768d210eded $</text:p>
      <text:p text:style-name="P3">$Id: <text:s text:c="6"/>master-01.txt | 2018-01-13 18:09:14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3.05: Display contents of test file master-01.txt</text:p>
      <text:p text:style-name="P3">*** <text:s text:c="3"/>Status: 0</text:p>
      <text:p text:style-name="P3">*** <text:s text:c="3"/>Date: <text:s text:c="2"/>2018-01-13 18:09:16.668664124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<text:soft-page-break/>*** <text:s/>Step Start</text:p>
      <text:p text:style-name="P3">*** <text:s text:c="3"/>Title: 13.06: Display contents of test file test-01.txt</text:p>
      <text:p text:style-name="P3">*** <text:s text:c="3"/>Cmd: <text:s text:c="2"/>cat "test-01.txt" <text:s text:c="2"/></text:p>
      <text:p text:style-name="P3">*** <text:s text:c="3"/>Date: <text:s/>2018-01-13 18:09:16.672616014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test-01.txt $</text:p>
      <text:p text:style-name="P3">$Source: <text:s text:c="2"/>test-01.txt $</text:p>
      <text:p text:style-name="P3">$Hash: <text:s text:c="4"/>0d59425c1dc91aa281dece7f99921389636b3dc6 $</text:p>
      <text:p text:style-name="P3">$Id: <text:s text:c="6"/>test-01.txt | 2018-01-13 18:09:14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3.06: Display contents of test file test-01.txt</text:p>
      <text:p text:style-name="P3">*** <text:s text:c="3"/>Status: 0</text:p>
      <text:p text:style-name="P3">*** <text:s text:c="3"/>Date: <text:s text:c="2"/>2018-01-13 18:09:16.67963317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3.07: Display contents of test file test-02.txt</text:p>
      <text:p text:style-name="P3">*** <text:s text:c="3"/>Cmd: <text:s text:c="2"/>cat "test-02.txt" <text:s text:c="2"/></text:p>
      <text:p text:style-name="P3">*** <text:s text:c="3"/>Date: <text:s/>2018-01-13 18:09:16.683611292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test-02.txt $</text:p>
      <text:p text:style-name="P3">$Source: <text:s text:c="2"/>test-02.txt $</text:p>
      <text:p text:style-name="P3">$Hash: <text:s text:c="4"/>9eedb39f5a21007772ed0a42185af6c19f02a3aa $</text:p>
      <text:p text:style-name="P3">$Id: <text:s text:c="6"/>test-02.txt | 2018-01-13 18:09:14 -0600 | david_rotthoff $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test-02.txt $</text:p>
      <text:p text:style-name="P3">$Source: <text:s text:c="2"/>test-02.txt $</text:p>
      <text:p text:style-name="P3">$Hash: <text:s text:c="4"/>9eedb39f5a21007772ed0a42185af6c19f02a3aa $</text:p>
      <text:p text:style-name="P3">$Id: <text:s text:c="6"/>test-02.txt | 2018-01-13 18:09:14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3.07: Display contents of test file test-02.txt</text:p>
      <text:p text:style-name="P3">*** <text:s text:c="3"/>Status: 0</text:p>
      <text:p text:style-name="P3"><text:soft-page-break/>*** <text:s text:c="3"/>Date: <text:s text:c="2"/>2018-01-13 18:09:16.69106016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3.08: Display contents of test file test-03.txt</text:p>
      <text:p text:style-name="P3">*** <text:s text:c="3"/>Cmd: <text:s text:c="2"/>cat "test-03.txt" <text:s text:c="2"/></text:p>
      <text:p text:style-name="P3">*** <text:s text:c="3"/>Date: <text:s/>2018-01-13 18:09:16.695162271</text:p>
      <text:p text:style-name="P3">*****************************************************************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test-03.txt $</text:p>
      <text:p text:style-name="P3">$Source: <text:s text:c="2"/>test-03.txt $</text:p>
      <text:p text:style-name="P3">$Hash: <text:s text:c="4"/>9eedb39f5a21007772ed0a42185af6c19f02a3aa $</text:p>
      <text:p text:style-name="P3">$Id: <text:s text:c="6"/>test-03.txt | 2018-01-13 18:09:14 -0600 | david_rotthoff $</text:p>
      <text:p text:style-name="P3"/>
      <text:p text:style-name="P3">$Author: <text:s text:c="2"/>david_rotthoff &lt;david_rotthoff@rotthoff.home&gt; $</text:p>
      <text:p text:style-name="P3">$Date: <text:s text:c="4"/>2018-01-13 18:09:14 -0600 $</text:p>
      <text:p text:style-name="P3">$Revision: 2018-01-13 18:09:14 -0600 $</text:p>
      <text:p text:style-name="P3">$Rev: <text:s text:c="5"/>2018-01-13 18:09:14 -0600 $</text:p>
      <text:p text:style-name="P3">$File: <text:s text:c="4"/>test-03.txt $</text:p>
      <text:p text:style-name="P3">$Source: <text:s text:c="2"/>test-03.txt $</text:p>
      <text:p text:style-name="P3">$Hash: <text:s text:c="4"/>9eedb39f5a21007772ed0a42185af6c19f02a3aa $</text:p>
      <text:p text:style-name="P3">$Id: <text:s text:c="6"/>test-03.txt | 2018-01-13 18:09:14 -0600 | david_rotthoff $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3.08: Display contents of test file test-03.txt</text:p>
      <text:p text:style-name="P3">*** <text:s text:c="3"/>Status: 0</text:p>
      <text:p text:style-name="P3">*** <text:s text:c="3"/>Date: <text:s text:c="2"/>2018-01-13 18:09:16.701794705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3.09: Show the repo status</text:p>
      <text:p text:style-name="P3">*** <text:s text:c="3"/>Cmd: <text:s text:c="2"/>git status <text:s text:c="2"/></text:p>
      <text:p text:style-name="P3">*** <text:s text:c="3"/>Date: <text:s/>2018-01-13 18:09:16.705618022</text:p>
      <text:p text:style-name="P3">*****************************************************************</text:p>
      <text:p text:style-name="P3"/>
      <text:p text:style-name="P3">On branch development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3.09: Show the repo status</text:p>
      <text:p text:style-name="P3">*** <text:s text:c="3"/>Status: 0</text:p>
      <text:p text:style-name="P3">*** <text:s text:c="3"/>Date: <text:s text:c="2"/>2018-01-13 18:09:16.749012477</text:p>
      <text:p text:style-name="P3">*****************************************************************</text:p>
      <text:p text:style-name="P3"><text:soft-page-break/></text:p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Merge master branch to development branch</text:p>
      <text:p text:style-name="P3">*** <text:s text:c="3"/>Date: <text:s/>2018-01-13 18:09:16.752804821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14</text:p>
      <text:p text:style-name="P3">*** <text:s text:c="3"/>Title: Remove the test files from the development branch</text:p>
      <text:p text:style-name="P3">*** <text:s text:c="3"/>Date: <text:s/>2018-01-13 18:09:16.756975408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4.01: List the branches</text:p>
      <text:p text:style-name="P3">*** <text:s text:c="3"/>Cmd: <text:s text:c="2"/>git branch -a <text:s text:c="2"/></text:p>
      <text:p text:style-name="P3">*** <text:s text:c="3"/>Date: <text:s/>2018-01-13 18:09:16.760810667</text:p>
      <text:p text:style-name="P3">*****************************************************************</text:p>
      <text:p text:style-name="P3"/>
      <text:p text:style-name="P3">* development</text:p>
      <text:p text:style-name="P3"><text:s/>master</text:p>
      <text:p text:style-name="P3"><text:s/>remotes/origin/HEAD -&gt; origin/master</text:p>
      <text:p text:style-name="P3"><text:s/>remotes/origin/master</text:p>
      <text:p text:style-name="P3"/>
      <text:p text:style-name="P3">On branch development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4.01: List the branches</text:p>
      <text:p text:style-name="P3">*** <text:s text:c="3"/>Status: 0</text:p>
      <text:p text:style-name="P3">*** <text:s text:c="3"/>Date: <text:s text:c="2"/>2018-01-13 18:09:16.81221623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4.02: Checkout the development branch</text:p>
      <text:p text:style-name="P3">*** <text:s text:c="3"/>Cmd: <text:s text:c="2"/>git checkout "development" <text:s text:c="2"/></text:p>
      <text:p text:style-name="P3">*** <text:s text:c="3"/>Date: <text:s/>2018-01-13 18:09:16.816239778</text:p>
      <text:p text:style-name="P3">*****************************************************************</text:p>
      <text:p text:style-name="P3"/>
      <text:p text:style-name="P3">Already on 'development'</text:p>
      <text:p text:style-name="P3"/>
      <text:p text:style-name="P3">On branch development</text:p>
      <text:p text:style-name="P3"><text:soft-page-break/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4.02: Checkout the development branch</text:p>
      <text:p text:style-name="P3">*** <text:s text:c="3"/>Status: 0</text:p>
      <text:p text:style-name="P3">*** <text:s text:c="3"/>Date: <text:s text:c="2"/>2018-01-13 18:09:17.02374677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4.03: List the branches</text:p>
      <text:p text:style-name="P3">*** <text:s text:c="3"/>Cmd: <text:s text:c="2"/>git branch -a <text:s text:c="2"/></text:p>
      <text:p text:style-name="P3">*** <text:s text:c="3"/>Date: <text:s/>2018-01-13 18:09:17.027969195</text:p>
      <text:p text:style-name="P3">*****************************************************************</text:p>
      <text:p text:style-name="P3"/>
      <text:p text:style-name="P3">* development</text:p>
      <text:p text:style-name="P3"><text:s/>master</text:p>
      <text:p text:style-name="P3"><text:s/>remotes/origin/HEAD -&gt; origin/master</text:p>
      <text:p text:style-name="P3"><text:s/>remotes/origin/master</text:p>
      <text:p text:style-name="P3"/>
      <text:p text:style-name="P3">On branch development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4.03: List the branches</text:p>
      <text:p text:style-name="P3">*** <text:s text:c="3"/>Status: 0</text:p>
      <text:p text:style-name="P3">*** <text:s text:c="3"/>Date: <text:s text:c="2"/>2018-01-13 18:09:17.045170791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4.04: List the test files prior to removal</text:p>
      <text:p text:style-name="P3">*** <text:s text:c="3"/>Cmd: <text:s text:c="2"/>ls -lah "." <text:s text:c="2"/></text:p>
      <text:p text:style-name="P3">*** <text:s text:c="3"/>Date: <text:s/>2018-01-13 18:09:17.049076623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44K</text:p>
      <text:p text:style-name="P3"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/>347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<text:soft-page-break/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4.04: List the test files prior to removal</text:p>
      <text:p text:style-name="P3">*** <text:s text:c="3"/>Status: 0</text:p>
      <text:p text:style-name="P3">*** <text:s text:c="3"/>Date: <text:s text:c="2"/>2018-01-13 18:09:17.06215517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4.05: Remove the test files from the development branch</text:p>
      <text:p text:style-name="P3">*** <text:s text:c="3"/>Cmd: <text:s text:c="2"/>git rm "test-*.txt" <text:s text:c="2"/></text:p>
      <text:p text:style-name="P3">*** <text:s text:c="3"/>Date: <text:s/>2018-01-13 18:09:17.066118117</text:p>
      <text:p text:style-name="P3">*****************************************************************</text:p>
      <text:p text:style-name="P3"/>
      <text:p text:style-name="P3">rm 'test-01.txt'</text:p>
      <text:p text:style-name="P3">rm 'test-02.txt'</text:p>
      <text:p text:style-name="P3">rm 'test-03.txt'</text:p>
      <text:p text:style-name="P3"/>
      <text:p text:style-name="P3">On branch development</text:p>
      <text:p text:style-name="P3">Changes to be committed:</text:p>
      <text:p text:style-name="P3"><text:s/>(use "git reset HEAD &lt;file&gt;..." to unstage)</text:p>
      <text:p text:style-name="P3"/>
      <text:p text:style-name="P3"><text:tab/>deleted: <text:s text:c="3"/>test-01.txt</text:p>
      <text:p text:style-name="P3"><text:tab/>deleted: <text:s text:c="3"/>test-02.txt</text:p>
      <text:p text:style-name="P3"><text:tab/>deleted: <text:s text:c="3"/>test-03.txt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4.05: Remove the test files from the development branch</text:p>
      <text:p text:style-name="P3">*** <text:s text:c="3"/>Status: 0</text:p>
      <text:p text:style-name="P3">*** <text:s text:c="3"/>Date: <text:s text:c="2"/>2018-01-13 18:09:17.084761738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4.06: List the test files after removal</text:p>
      <text:p text:style-name="P3">*** <text:s text:c="3"/>Cmd: <text:s text:c="2"/>ls -lah "." <text:s text:c="2"/></text:p>
      <text:p text:style-name="P3">*** <text:s text:c="3"/>Date: <text:s/>2018-01-13 18:09:17.088769393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32K</text:p>
      <text:p text:style-name="P3"><text:soft-page-break/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/>347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4.06: List the test files after removal</text:p>
      <text:p text:style-name="P3">*** <text:s text:c="3"/>Status: 0</text:p>
      <text:p text:style-name="P3">*** <text:s text:c="3"/>Date: <text:s text:c="2"/>2018-01-13 18:09:17.101902829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4.07: Commit the changes</text:p>
      <text:p text:style-name="P3">*** <text:s text:c="3"/>Cmd: <text:s text:c="2"/>git commit -m "14.07: Commit the changes" <text:s text:c="2"/></text:p>
      <text:p text:style-name="P3">*** <text:s text:c="3"/>Date: <text:s/>2018-01-13 18:09:17.106056001</text:p>
      <text:p text:style-name="P3">*****************************************************************</text:p>
      <text:p text:style-name="P3"/>
      <text:p text:style-name="P3">[development cb91603] 14.07: Commit the changes</text:p>
      <text:p text:style-name="P3">3 files changed, 42 deletions(-)</text:p>
      <text:p text:style-name="P3">delete mode 100644 test-01.txt</text:p>
      <text:p text:style-name="P3">delete mode 100644 test-02.txt</text:p>
      <text:p text:style-name="P3">delete mode 100644 test-03.txt</text:p>
      <text:p text:style-name="P3"/>
      <text:p text:style-name="P3">On branch development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4.07: Commit the changes</text:p>
      <text:p text:style-name="P3">*** <text:s text:c="3"/>Status: 0</text:p>
      <text:p text:style-name="P3">*** <text:s text:c="3"/>Date: <text:s text:c="2"/>2018-01-13 18:09:17.22470376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4.08: List the test files after commit</text:p>
      <text:p text:style-name="P3">*** <text:s text:c="3"/>Cmd: <text:s text:c="2"/>ls -lah "." <text:s text:c="2"/></text:p>
      <text:p text:style-name="P3">*** <text:s text:c="3"/>Date: <text:s/>2018-01-13 18:09:17.229220000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<text:soft-page-break/>total 32K</text:p>
      <text:p text:style-name="P3"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/>347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4.08: List the test files after commit</text:p>
      <text:p text:style-name="P3">*** <text:s text:c="3"/>Status: 0</text:p>
      <text:p text:style-name="P3">*** <text:s text:c="3"/>Date: <text:s text:c="2"/>2018-01-13 18:09:17.242094590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Remove the test files from the development branch</text:p>
      <text:p text:style-name="P3">*** <text:s text:c="3"/>Date: <text:s/>2018-01-13 18:09:17.246164588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15</text:p>
      <text:p text:style-name="P3">*** <text:s text:c="3"/>Title: Merge development changes into the master branch</text:p>
      <text:p text:style-name="P3">*** <text:s text:c="3"/>Date: <text:s/>2018-01-13 18:09:17.250304178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5.01: List the branches</text:p>
      <text:p text:style-name="P3">*** <text:s text:c="3"/>Cmd: <text:s text:c="2"/>git branch -a <text:s text:c="2"/></text:p>
      <text:p text:style-name="P3">*** <text:s text:c="3"/>Date: <text:s/>2018-01-13 18:09:17.254354892</text:p>
      <text:p text:style-name="P3">*****************************************************************</text:p>
      <text:p text:style-name="P3"/>
      <text:p text:style-name="P3">* development</text:p>
      <text:p text:style-name="P3"><text:s/>master</text:p>
      <text:p text:style-name="P3"><text:s/>remotes/origin/HEAD -&gt; origin/master</text:p>
      <text:p text:style-name="P3"><text:s/>remotes/origin/master</text:p>
      <text:p text:style-name="P3"/>
      <text:p text:style-name="P3">On branch development</text:p>
      <text:p text:style-name="P3">nothing to commit, working tree clean</text:p>
      <text:p text:style-name="P3"/>
      <text:p text:style-name="P3"><text:soft-page-break/>*****************************************************************</text:p>
      <text:p text:style-name="P3">*** <text:s/>Step Finish</text:p>
      <text:p text:style-name="P3">*** <text:s text:c="3"/>Title: <text:s/>15.01: List the branches</text:p>
      <text:p text:style-name="P3">*** <text:s text:c="3"/>Status: 0</text:p>
      <text:p text:style-name="P3">*** <text:s text:c="3"/>Date: <text:s text:c="2"/>2018-01-13 18:09:17.272616403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5.02: Checkout the master branch</text:p>
      <text:p text:style-name="P3">*** <text:s text:c="3"/>Cmd: <text:s text:c="2"/>git checkout "master" <text:s text:c="2"/></text:p>
      <text:p text:style-name="P3">*** <text:s text:c="3"/>Date: <text:s/>2018-01-13 18:09:17.276382359</text:p>
      <text:p text:style-name="P3">*****************************************************************</text:p>
      <text:p text:style-name="P3"/>
      <text:p text:style-name="P3">Switched to branch 'master'</text:p>
      <text:p text:style-name="P3">Your branch is ahead of 'origin/master' by 5 commits.</text:p>
      <text:p text:style-name="P3"><text:s/>(use "git push" to publish your local commits)</text:p>
      <text:p text:style-name="P3"/>
      <text:p text:style-name="P3">On branch master</text:p>
      <text:p text:style-name="P3">Your branch is ahead of 'origin/master' by 5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5.02: Checkout the master branch</text:p>
      <text:p text:style-name="P3">*** <text:s text:c="3"/>Status: 0</text:p>
      <text:p text:style-name="P3">*** <text:s text:c="3"/>Date: <text:s text:c="2"/>2018-01-13 18:09:18.125182797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5.03: List the branches</text:p>
      <text:p text:style-name="P3">*** <text:s text:c="3"/>Cmd: <text:s text:c="2"/>git branch -a <text:s text:c="2"/></text:p>
      <text:p text:style-name="P3">*** <text:s text:c="3"/>Date: <text:s/>2018-01-13 18:09:18.129563503</text:p>
      <text:p text:style-name="P3">*****************************************************************</text:p>
      <text:p text:style-name="P3"/>
      <text:p text:style-name="P3"><text:s/>development</text:p>
      <text:p text:style-name="P3">* master</text:p>
      <text:p text:style-name="P3"><text:s/>remotes/origin/HEAD -&gt; origin/master</text:p>
      <text:p text:style-name="P3"><text:s/>remotes/origin/master</text:p>
      <text:p text:style-name="P3"/>
      <text:p text:style-name="P3">On branch master</text:p>
      <text:p text:style-name="P3">Your branch is ahead of 'origin/master' by 5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5.03: List the branches</text:p>
      <text:p text:style-name="P3">*** <text:s text:c="3"/>Status: 0</text:p>
      <text:p text:style-name="P3"><text:soft-page-break/>*** <text:s text:c="3"/>Date: <text:s text:c="2"/>2018-01-13 18:09:18.15070949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5.04: List the test files prior to merge</text:p>
      <text:p text:style-name="P3">*** <text:s text:c="3"/>Cmd: <text:s text:c="2"/>ls -lah "." <text:s text:c="2"/></text:p>
      <text:p text:style-name="P3">*** <text:s text:c="3"/>Date: <text:s/>2018-01-13 18:09:18.155082566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44K</text:p>
      <text:p text:style-name="P3"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/>347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-rw-rw-r-- <text:s text:c="2"/>1 mdrotthoff mdrotthoff <text:s/>350 Jan 13 18:09 test-01.txt</text:p>
      <text:p text:style-name="P3">-rw-rw-r-- <text:s text:c="2"/>1 mdrotthoff mdrotthoff <text:s/>702 Jan 13 18:09 test-02.txt</text:p>
      <text:p text:style-name="P3">-rw-rw-r-- <text:s text:c="2"/>1 mdrotthoff mdrotthoff <text:s/>702 Jan 13 18:09 test-03.txt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5.04: List the test files prior to merge</text:p>
      <text:p text:style-name="P3">*** <text:s text:c="3"/>Status: 0</text:p>
      <text:p text:style-name="P3">*** <text:s text:c="3"/>Date: <text:s text:c="2"/>2018-01-13 18:09:18.168524564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5.05: Merge development changes into the master branch</text:p>
      <text:p text:style-name="P3">*** <text:s text:c="3"/>Cmd: <text:s text:c="2"/>git merge "development" -m "Merge from development" <text:s text:c="2"/></text:p>
      <text:p text:style-name="P3">*** <text:s text:c="3"/>Date: <text:s/>2018-01-13 18:09:18.172270447</text:p>
      <text:p text:style-name="P3">*****************************************************************</text:p>
      <text:p text:style-name="P3"/>
      <text:p text:style-name="P3">Updating 2c1255b..cb91603</text:p>
      <text:p text:style-name="P3">Fast-forward (no commit created; -m option ignored)</text:p>
      <text:p text:style-name="P3">test-01.txt | <text:s/>8 --------</text:p>
      <text:p text:style-name="P3">test-02.txt | 17 -----------------</text:p>
      <text:p text:style-name="P3">test-03.txt | 17 -----------------</text:p>
      <text:p text:style-name="P3">3 files changed, 42 deletions(-)</text:p>
      <text:p text:style-name="P3">delete mode 100644 test-01.txt</text:p>
      <text:p text:style-name="P3">delete mode 100644 test-02.txt</text:p>
      <text:p text:style-name="P3">delete mode 100644 test-03.txt</text:p>
      <text:p text:style-name="P3"><text:soft-page-break/></text:p>
      <text:p text:style-name="P3">On branch master</text:p>
      <text:p text:style-name="P3">Your branch is ahead of 'origin/master' by 11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5.05: Merge development changes into the master branch</text:p>
      <text:p text:style-name="P3">*** <text:s text:c="3"/>Status: 0</text:p>
      <text:p text:style-name="P3">*** <text:s text:c="3"/>Date: <text:s text:c="2"/>2018-01-13 18:09:18.288622258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5.06: List the test files after merge</text:p>
      <text:p text:style-name="P3">*** <text:s text:c="3"/>Cmd: <text:s text:c="2"/>ls -lah "." <text:s text:c="2"/></text:p>
      <text:p text:style-name="P3">*** <text:s text:c="3"/>Date: <text:s/>2018-01-13 18:09:18.292260391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32K</text:p>
      <text:p text:style-name="P3"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/>347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5.06: List the test files after merge</text:p>
      <text:p text:style-name="P3">*** <text:s text:c="3"/>Status: 0</text:p>
      <text:p text:style-name="P3">*** <text:s text:c="3"/>Date: <text:s text:c="2"/>2018-01-13 18:09:18.304592665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5.07: Commit the changes</text:p>
      <text:p text:style-name="P3">*** <text:s text:c="3"/>Cmd: <text:s text:c="2"/>git commit -m "15.07: Commit the changes" <text:s text:c="2"/></text:p>
      <text:p text:style-name="P3">*** <text:s text:c="3"/>Date: <text:s/>2018-01-13 18:09:18.308904746</text:p>
      <text:p text:style-name="P3">*****************************************************************</text:p>
      <text:p text:style-name="P3"/>
      <text:p text:style-name="P3">On branch master</text:p>
      <text:p text:style-name="P3">Your branch is ahead of 'origin/master' by 11 commits.</text:p>
      <text:p text:style-name="P3"><text:soft-page-break/><text:s/>(use "git push" to publish your local commits)</text:p>
      <text:p text:style-name="P3">nothing to commit, working tree clean</text:p>
      <text:p text:style-name="P3"/>
      <text:p text:style-name="P3">On branch master</text:p>
      <text:p text:style-name="P3">Your branch is ahead of 'origin/master' by 11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5.07: Commit the changes</text:p>
      <text:p text:style-name="P3">*** <text:s text:c="3"/>Status: 0</text:p>
      <text:p text:style-name="P3">*** <text:s text:c="3"/>Date: <text:s text:c="2"/>2018-01-13 18:09:18.333835522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5.08: List the test files after commit</text:p>
      <text:p text:style-name="P3">*** <text:s text:c="3"/>Cmd: <text:s text:c="2"/>ls -lah "." <text:s text:c="2"/></text:p>
      <text:p text:style-name="P3">*** <text:s text:c="3"/>Date: <text:s/>2018-01-13 18:09:18.338713194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32K</text:p>
      <text:p text:style-name="P3"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/>347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5.08: List the test files after commit</text:p>
      <text:p text:style-name="P3">*** <text:s text:c="3"/>Status: 0</text:p>
      <text:p text:style-name="P3">*** <text:s text:c="3"/>Date: <text:s text:c="2"/>2018-01-13 18:09:18.352136654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Merge development changes into the master branch</text:p>
      <text:p text:style-name="P3">*** <text:s text:c="3"/>Date: <text:s/>2018-01-13 18:09:18.356241126</text:p>
      <text:p text:style-name="P3">*****************************************************************</text:p>
      <text:p text:style-name="P3">*****************************************************************</text:p>
      <text:p text:style-name="P3"><text:soft-page-break/></text:p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16</text:p>
      <text:p text:style-name="P3">*** <text:s text:c="3"/>Title: Checkout the development branch</text:p>
      <text:p text:style-name="P3">*** <text:s text:c="3"/>Date: <text:s/>2018-01-13 18:09:18.360393053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6.01: List the branches</text:p>
      <text:p text:style-name="P3">*** <text:s text:c="3"/>Cmd: <text:s text:c="2"/>git branch -a <text:s text:c="2"/></text:p>
      <text:p text:style-name="P3">*** <text:s text:c="3"/>Date: <text:s/>2018-01-13 18:09:18.364461130</text:p>
      <text:p text:style-name="P3">*****************************************************************</text:p>
      <text:p text:style-name="P3"/>
      <text:p text:style-name="P3"><text:s/>development</text:p>
      <text:p text:style-name="P3">* master</text:p>
      <text:p text:style-name="P3"><text:s/>remotes/origin/HEAD -&gt; origin/master</text:p>
      <text:p text:style-name="P3"><text:s/>remotes/origin/master</text:p>
      <text:p text:style-name="P3"/>
      <text:p text:style-name="P3">On branch master</text:p>
      <text:p text:style-name="P3">Your branch is ahead of 'origin/master' by 11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6.01: List the branches</text:p>
      <text:p text:style-name="P3">*** <text:s text:c="3"/>Status: 0</text:p>
      <text:p text:style-name="P3">*** <text:s text:c="3"/>Date: <text:s text:c="2"/>2018-01-13 18:09:18.384316885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6.02: Checkout the master branch</text:p>
      <text:p text:style-name="P3">*** <text:s text:c="3"/>Cmd: <text:s text:c="2"/>git checkout "master" <text:s text:c="2"/></text:p>
      <text:p text:style-name="P3">*** <text:s text:c="3"/>Date: <text:s/>2018-01-13 18:09:18.388106183</text:p>
      <text:p text:style-name="P3">*****************************************************************</text:p>
      <text:p text:style-name="P3"/>
      <text:p text:style-name="P3">Already on 'master'</text:p>
      <text:p text:style-name="P3">Your branch is ahead of 'origin/master' by 11 commits.</text:p>
      <text:p text:style-name="P3"><text:s/>(use "git push" to publish your local commits)</text:p>
      <text:p text:style-name="P3"/>
      <text:p text:style-name="P3">On branch master</text:p>
      <text:p text:style-name="P3">Your branch is ahead of 'origin/master' by 11 commits.</text:p>
      <text:p text:style-name="P3"><text:s/>(use "git push" to publish your local commits)</text:p>
      <text:p text:style-name="P3">nothing to commit, working tree clean</text:p>
      <text:p text:style-name="P3"/>
      <text:p text:style-name="P3"><text:soft-page-break/>*****************************************************************</text:p>
      <text:p text:style-name="P3">*** <text:s/>Step Finish</text:p>
      <text:p text:style-name="P3">*** <text:s text:c="3"/>Title: <text:s/>16.02: Checkout the master branch</text:p>
      <text:p text:style-name="P3">*** <text:s text:c="3"/>Status: 0</text:p>
      <text:p text:style-name="P3">*** <text:s text:c="3"/>Date: <text:s text:c="2"/>2018-01-13 18:09:18.50763870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6.03: List the branches</text:p>
      <text:p text:style-name="P3">*** <text:s text:c="3"/>Cmd: <text:s text:c="2"/>git branch -a <text:s text:c="2"/></text:p>
      <text:p text:style-name="P3">*** <text:s text:c="3"/>Date: <text:s/>2018-01-13 18:09:18.511798517</text:p>
      <text:p text:style-name="P3">*****************************************************************</text:p>
      <text:p text:style-name="P3"/>
      <text:p text:style-name="P3"><text:s/>development</text:p>
      <text:p text:style-name="P3">* master</text:p>
      <text:p text:style-name="P3"><text:s/>remotes/origin/HEAD -&gt; origin/master</text:p>
      <text:p text:style-name="P3"><text:s/>remotes/origin/master</text:p>
      <text:p text:style-name="P3"/>
      <text:p text:style-name="P3">On branch master</text:p>
      <text:p text:style-name="P3">Your branch is ahead of 'origin/master' by 11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6.03: List the branches</text:p>
      <text:p text:style-name="P3">*** <text:s text:c="3"/>Status: 0</text:p>
      <text:p text:style-name="P3">*** <text:s text:c="3"/>Date: <text:s text:c="2"/>2018-01-13 18:09:18.532215907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6.04: List the test files after checkout of development branch</text:p>
      <text:p text:style-name="P3">*** <text:s text:c="3"/>Cmd: <text:s text:c="2"/>ls -lah "." <text:s text:c="2"/></text:p>
      <text:p text:style-name="P3">*** <text:s text:c="3"/>Date: <text:s/>2018-01-13 18:09:18.535987903</text:p>
      <text:p text:style-name="P3">*****************************************************************</text:p>
      <text:p text:style-name="P3"/>
      <text:p text:style-name="P3"/>
      <text:p text:style-name="P3">Current working directory: /home/mdrotthoff/workspaces/ansible/git-test-repo</text:p>
      <text:p text:style-name="P3"/>
      <text:p text:style-name="P3">total 32K</text:p>
      <text:p text:style-name="P3">drwxrwxr-x <text:s text:c="2"/>4 mdrotthoff mdrotthoff 4.0K Jan 13 18:09 .</text:p>
      <text:p text:style-name="P3">drwxrwxr-x. 18 mdrotthoff mdrotthoff 4.0K Jan 13 18:09 ..</text:p>
      <text:p text:style-name="P3">-rw-rw-r-- <text:s text:c="2"/>1 mdrotthoff mdrotthoff <text:s/>347 Jan 13 18:09 dev-01.txt</text:p>
      <text:p text:style-name="P3">drwxrwxr-x <text:s/>10 mdrotthoff mdrotthoff 4.0K Jan 13 18:09 .git</text:p>
      <text:p text:style-name="P3">-rw-rw-r-- <text:s text:c="2"/>1 mdrotthoff mdrotthoff <text:s/>125 Jan 13 18:09 .gitmodules</text:p>
      <text:p text:style-name="P3">-rw-rw-r-- <text:s text:c="2"/>1 mdrotthoff mdrotthoff <text:s/>356 Jan 13 18:09 master-01.txt</text:p>
      <text:p text:style-name="P3">-rw-rw-r-- <text:s text:c="2"/>1 mdrotthoff mdrotthoff <text:s text:c="2"/>79 Jan 13 18:09 README.md</text:p>
      <text:p text:style-name="P3"><text:soft-page-break/>drwxrwxr-x <text:s text:c="2"/>2 mdrotthoff mdrotthoff 4.0K Jan 13 18:09 test-repo2</text:p>
      <text:p text:style-name="P3"/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6.04: List the test files after checkout of development branch</text:p>
      <text:p text:style-name="P3">*** <text:s text:c="3"/>Status: 0</text:p>
      <text:p text:style-name="P3">*** <text:s text:c="3"/>Date: <text:s text:c="2"/>2018-01-13 18:09:18.549381169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16.05: Commit any changes</text:p>
      <text:p text:style-name="P3">*** <text:s text:c="3"/>Cmd: <text:s text:c="2"/>git commit -m "16.05: Commit any changes" <text:s text:c="2"/></text:p>
      <text:p text:style-name="P3">*** <text:s text:c="3"/>Date: <text:s/>2018-01-13 18:09:18.553547480</text:p>
      <text:p text:style-name="P3">*****************************************************************</text:p>
      <text:p text:style-name="P3"/>
      <text:p text:style-name="P3">On branch master</text:p>
      <text:p text:style-name="P3">Your branch is ahead of 'origin/master' by 11 commits.</text:p>
      <text:p text:style-name="P3"><text:s/>(use "git push" to publish your local commits)</text:p>
      <text:p text:style-name="P3">nothing to commit, working tree clean</text:p>
      <text:p text:style-name="P3"/>
      <text:p text:style-name="P3">On branch master</text:p>
      <text:p text:style-name="P3">Your branch is ahead of 'origin/master' by 11 commits.</text:p>
      <text:p text:style-name="P3"><text:s/>(use "git push" to publish your local commits)</text:p>
      <text:p text:style-name="P3">nothing to commit, working tree clean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16.05: Commit any changes</text:p>
      <text:p text:style-name="P3">*** <text:s text:c="3"/>Status: 0</text:p>
      <text:p text:style-name="P3">*** <text:s text:c="3"/>Date: <text:s text:c="2"/>2018-01-13 18:09:18.579801247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Checkout the development branch</text:p>
      <text:p text:style-name="P3">*** <text:s text:c="3"/>Date: <text:s/>2018-01-13 18:09:18.583996578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tart Section 99</text:p>
      <text:p text:style-name="P3">*** <text:s text:c="3"/>Title: Remove the test repositories</text:p>
      <text:p text:style-name="P3">*** <text:s text:c="3"/>Date: <text:s/>2018-01-13 18:09:18.588262092</text:p>
      <text:p text:style-name="P3">*****************************************************************</text:p>
      <text:p text:style-name="P3"><text:soft-page-break/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99.01: Change to directory /home/mdrotthoff/workspaces/ansible</text:p>
      <text:p text:style-name="P3">*** <text:s text:c="3"/>Cmd: <text:s text:c="2"/>cd "/home/mdrotthoff/workspaces/ansible" <text:s text:c="2"/></text:p>
      <text:p text:style-name="P3">*** <text:s text:c="3"/>Date: <text:s/>2018-01-13 18:09:18.592347519</text:p>
      <text:p text:style-name="P3">*****************************************************************</text:p>
      <text:p text:style-name="P3"/>
      <text:p text:style-name="P3"/>
      <text:p text:style-name="P3"/>
      <text:p text:style-name="P3">Current working directory: /home/mdrotthoff/workspaces/ansible</text:p>
      <text:p text:style-name="P3">total 212K</text:p>
      <text:p text:style-name="P3">drwxrwxr-x. 18 mdrotthoff mdrotthoff 4.0K Jan 13 18:09 .</text:p>
      <text:p text:style-name="P3">drwxr-xr-x <text:s text:c="2"/>9 mdrotthoff mdrotthoff 4.0K Nov <text:s/>4 09:12 ..</text:p>
      <text:p text:style-name="P3">drwxrwxr-x. 10 mdrotthoff mdrotthoff 4.0K Nov 22 17:09 ansible</text:p>
      <text:p text:style-name="P3">drwxrwxr-x. <text:s/>2 mdrotthoff mdrotthoff 4.0K Oct 25 <text:s/>2016 .com_puppetlabs_geppetto_pptp_target</text:p>
      <text:p text:style-name="P3">drwxrwxr-x. <text:s/>6 mdrotthoff mdrotthoff 4.0K Dec 27 21:46 dba_home</text:p>
      <text:p text:style-name="P3">drwxrwxr-x <text:s text:c="2"/>5 mdrotthoff mdrotthoff 4.0K Jan 13 15:16 git-rcs-keywords</text:p>
      <text:p text:style-name="P3">drwxrwxr-x. <text:s/>4 mdrotthoff mdrotthoff 4.0K Dec 16 14:43 git-rcs-keywords.old</text:p>
      <text:p text:style-name="P3">drwxrwxr-x. <text:s/>5 mdrotthoff mdrotthoff 4.0K Jan <text:s/>6 12:20 git-test</text:p>
      <text:p text:style-name="P3">drwxrwxr-x. <text:s/>4 mdrotthoff mdrotthoff 4.0K Jan <text:s/>6 13:58 git-test-alt</text:p>
      <text:p text:style-name="P3">drwxrwxr-x <text:s text:c="2"/>4 mdrotthoff mdrotthoff 4.0K Jan 13 18:09 git-test-repo</text:p>
      <text:p text:style-name="P3">drwxrwxr-x. <text:s/>3 mdrotthoff mdrotthoff 4.0K Oct <text:s/>7 15:18 mdrotthoff.git-keywords</text:p>
      <text:p text:style-name="P3">drwxrwxr-x. <text:s/>8 mdrotthoff mdrotthoff 4.0K Oct <text:s/>2 21:39 mdrotthoff.network_interface</text:p>
      <text:p text:style-name="P3">drwxrwxr-x. <text:s/>7 mdrotthoff mdrotthoff 4.0K Sep 17 10:47 mdrotthoff.sshknownhosts</text:p>
      <text:p text:style-name="P3">drwxrwxr-x. <text:s/>4 mdrotthoff mdrotthoff 4.0K Dec 21 10:10 .metadata</text:p>
      <text:p text:style-name="P3">drwxrwxr-x. <text:s/>6 mdrotthoff mdrotthoff 4.0K Oct <text:s/>7 14:13 opsview</text:p>
      <text:p text:style-name="P3">drwxrwxr-x. <text:s/>2 mdrotthoff mdrotthoff 4.0K Oct 25 <text:s/>2016 RemoteSystemsTempFiles</text:p>
      <text:p text:style-name="P3">-rw-rw-r-- <text:s text:c="2"/>1 mdrotthoff mdrotthoff 135K Jan 13 18:09 test-suite.log</text:p>
      <text:p text:style-name="P3">drwxrwxr-x. <text:s/>4 mdrotthoff mdrotthoff 4.0K Oct <text:s/>7 14:13 tnsnames</text:p>
      <text:p text:style-name="P3">drwxrwxr-x. <text:s/>3 mdrotthoff mdrotthoff 4.0K Oct <text:s/>2 21:41 va-logrotate</text:p>
      <text:p text:style-name="P3">-rwxrwxr-x. <text:s/>1 mdrotthoff mdrotthoff 2.2K Nov 12 11:54 workspace-git.sh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99.01: Change to directory /home/mdrotthoff/workspaces/ansible</text:p>
      <text:p text:style-name="P3">*** <text:s text:c="3"/>Status: 0</text:p>
      <text:p text:style-name="P3">*** <text:s text:c="3"/>Date: <text:s text:c="2"/>2018-01-13 18:09:18.604185846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 <text:s/>Step Start</text:p>
      <text:p text:style-name="P3">*** <text:s text:c="3"/>Title: 99.02: Remove repo directory git-test-repo</text:p>
      <text:p text:style-name="P3"><text:soft-page-break/>*** <text:s text:c="3"/>Cmd: <text:s text:c="2"/>cd "git-test-repo" <text:s text:c="2"/></text:p>
      <text:p text:style-name="P3">*** <text:s text:c="3"/>Date: <text:s/>2018-01-13 18:09:18.608543190</text:p>
      <text:p text:style-name="P3">*****************************************************************</text:p>
      <text:p text:style-name="P3"/>
      <text:p text:style-name="P3"/>
      <text:p text:style-name="P3"/>
      <text:p text:style-name="P3">Current working directory: /home/mdrotthoff/workspaces/ansible</text:p>
      <text:p text:style-name="P3">total 212K</text:p>
      <text:p text:style-name="P3">drwxrwxr-x. 17 mdrotthoff mdrotthoff 4.0K Jan 13 18:09 .</text:p>
      <text:p text:style-name="P3">drwxr-xr-x <text:s text:c="2"/>9 mdrotthoff mdrotthoff 4.0K Nov <text:s/>4 09:12 ..</text:p>
      <text:p text:style-name="P3">drwxrwxr-x. 10 mdrotthoff mdrotthoff 4.0K Nov 22 17:09 ansible</text:p>
      <text:p text:style-name="P3">drwxrwxr-x. <text:s/>2 mdrotthoff mdrotthoff 4.0K Oct 25 <text:s/>2016 .com_puppetlabs_geppetto_pptp_target</text:p>
      <text:p text:style-name="P3">drwxrwxr-x. <text:s/>6 mdrotthoff mdrotthoff 4.0K Dec 27 21:46 dba_home</text:p>
      <text:p text:style-name="P3">drwxrwxr-x <text:s text:c="2"/>5 mdrotthoff mdrotthoff 4.0K Jan 13 15:16 git-rcs-keywords</text:p>
      <text:p text:style-name="P3">drwxrwxr-x. <text:s/>4 mdrotthoff mdrotthoff 4.0K Dec 16 14:43 git-rcs-keywords.old</text:p>
      <text:p text:style-name="P3">drwxrwxr-x. <text:s/>5 mdrotthoff mdrotthoff 4.0K Jan <text:s/>6 12:20 git-test</text:p>
      <text:p text:style-name="P3">drwxrwxr-x. <text:s/>4 mdrotthoff mdrotthoff 4.0K Jan <text:s/>6 13:58 git-test-alt</text:p>
      <text:p text:style-name="P3">drwxrwxr-x. <text:s/>3 mdrotthoff mdrotthoff 4.0K Oct <text:s/>7 15:18 mdrotthoff.git-keywords</text:p>
      <text:p text:style-name="P3">drwxrwxr-x. <text:s/>8 mdrotthoff mdrotthoff 4.0K Oct <text:s/>2 21:39 mdrotthoff.network_interface</text:p>
      <text:p text:style-name="P3">drwxrwxr-x. <text:s/>7 mdrotthoff mdrotthoff 4.0K Sep 17 10:47 mdrotthoff.sshknownhosts</text:p>
      <text:p text:style-name="P3">drwxrwxr-x. <text:s/>4 mdrotthoff mdrotthoff 4.0K Dec 21 10:10 .metadata</text:p>
      <text:p text:style-name="P3">drwxrwxr-x. <text:s/>6 mdrotthoff mdrotthoff 4.0K Oct <text:s/>7 14:13 opsview</text:p>
      <text:p text:style-name="P3">drwxrwxr-x. <text:s/>2 mdrotthoff mdrotthoff 4.0K Oct 25 <text:s/>2016 RemoteSystemsTempFiles</text:p>
      <text:p text:style-name="P3">-rw-rw-r-- <text:s text:c="2"/>1 mdrotthoff mdrotthoff 137K Jan 13 18:09 test-suite.log</text:p>
      <text:p text:style-name="P3">drwxrwxr-x. <text:s/>4 mdrotthoff mdrotthoff 4.0K Oct <text:s/>7 14:13 tnsnames</text:p>
      <text:p text:style-name="P3">drwxrwxr-x. <text:s/>3 mdrotthoff mdrotthoff 4.0K Oct <text:s/>2 21:41 va-logrotate</text:p>
      <text:p text:style-name="P3">-rwxrwxr-x. <text:s/>1 mdrotthoff mdrotthoff 2.2K Nov 12 11:54 workspace-git.sh</text:p>
      <text:p text:style-name="P3"/>
      <text:p text:style-name="P3">*****************************************************************</text:p>
      <text:p text:style-name="P3">*** <text:s/>Step Finish</text:p>
      <text:p text:style-name="P3">*** <text:s text:c="3"/>Title: <text:s/>99.02: Remove repo directory git-test-repo</text:p>
      <text:p text:style-name="P3">*** <text:s text:c="3"/>Status: 0</text:p>
      <text:p text:style-name="P3">*** <text:s text:c="3"/>Date: <text:s text:c="2"/>2018-01-13 18:09:18.631731509</text:p>
      <text:p text:style-name="P3">*****************************************************************</text:p>
      <text:p text:style-name="P3"/>
      <text:p text:style-name="P3">*****************************************************************</text:p>
      <text:p text:style-name="P3">*****************************************************************</text:p>
      <text:p text:style-name="P3">*** <text:s/>Section Finish</text:p>
      <text:p text:style-name="P3">*** <text:s text:c="3"/>Title: Remove the test repositories</text:p>
      <text:p text:style-name="P3">*** <text:s text:c="3"/>Date: <text:s/>2018-01-13 18:09:18.635684163</text:p>
      <text:p text:style-name="P3">*****************************************************************</text:p>
      <text:p text:style-name="P3">*****************************************************************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page"/>
      <style:text-properties fo:color="#000000" style:font-name="Courier" fo:font-family="Courier" fo:font-size="10.5pt" style:font-name-asian="Courier" style:font-family-asian="Courier" style:font-size-asian="12pt" style:font-name-complex="Courier" style:font-family-complex="Courier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$Build-2</meta:generator>
    <dc:date>2018-01-13T18:54:20.800210680</dc:date>
    <meta:editing-duration>PT2M46S</meta:editing-duration>
    <meta:editing-cycles>1</meta:editing-cycles>
    <meta:document-statistic meta:table-count="0" meta:image-count="0" meta:object-count="0" meta:page-count="69" meta:paragraph-count="2830" meta:word-count="12111" meta:character-count="128974" meta:non-whitespace-character-count="113911"/>
  </office:meta>
</office:document-meta>
</file>